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129cm"/>
    </style:style>
    <style:style style:name="Table1.B" style:family="table-column">
      <style:table-column-properties style:column-width="11.871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vertical-align="middle"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17cm" table:align="left"/>
    </style:style>
    <style:style style:name="Table2.A" style:family="table-column">
      <style:table-column-properties style:column-width="4.112cm"/>
    </style:style>
    <style:style style:name="Table2.B" style:family="table-column">
      <style:table-column-properties style:column-width="8.315cm"/>
    </style:style>
    <style:style style:name="Table2.C" style:family="table-column">
      <style:table-column-properties style:column-width="2.305cm"/>
    </style:style>
    <style:style style:name="Table2.D" style:family="table-column">
      <style:table-column-properties style:column-width="1.113cm"/>
    </style:style>
    <style:style style:name="Table2.E" style:family="table-column">
      <style:table-column-properties style:column-width="1.155cm"/>
    </style:style>
    <style:style style:name="Table2.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2.E1" style:family="table-cell">
      <style:table-cell-properties style:vertical-align="middle" style:border-line-width="0.002cm 0.035cm 0.002cm" fo:padding="0.049cm" fo:border="0.05pt double #808080"/>
    </style:style>
    <style:style style:name="Table2.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2.E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3" style:family="table">
      <style:table-properties style:width="17cm" table:align="left"/>
    </style:style>
    <style:style style:name="Table3.A" style:family="table-column">
      <style:table-column-properties style:column-width="1.154cm"/>
    </style:style>
    <style:style style:name="Table3.B" style:family="table-column">
      <style:table-column-properties style:column-width="15.847cm"/>
    </style:style>
    <style:style style:name="Table3.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3.B1" style:family="table-cell">
      <style:table-cell-properties style:vertical-align="middle" style:border-line-width="0.002cm 0.035cm 0.002cm" fo:padding="0.049cm" fo:border="0.05pt double #808080"/>
    </style:style>
    <style:style style:name="Table3.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3.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4" style:family="table">
      <style:table-properties style:width="17cm" table:align="left"/>
    </style:style>
    <style:style style:name="Table4.A" style:family="table-column">
      <style:table-column-properties style:column-width="1.242cm"/>
    </style:style>
    <style:style style:name="Table4.B" style:family="table-column">
      <style:table-column-properties style:column-width="12.125cm"/>
    </style:style>
    <style:style style:name="Table4.C" style:family="table-column">
      <style:table-column-properties style:column-width="2.163cm"/>
    </style:style>
    <style:style style:name="Table4.D" style:family="table-column">
      <style:table-column-properties style:column-width="1.131cm"/>
    </style:style>
    <style:style style:name="Table4.E" style:family="table-column">
      <style:table-column-properties style:column-width="0.34cm"/>
    </style:style>
    <style:style style:name="Table4.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4.E1" style:family="table-cell">
      <style:table-cell-properties style:vertical-align="middle" style:border-line-width="0.002cm 0.035cm 0.002cm" fo:padding="0.049cm" fo:border="0.05pt double #808080"/>
    </style:style>
    <style:style style:name="Table4.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4.E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5" style:family="table">
      <style:table-properties style:width="17cm" table:align="left"/>
    </style:style>
    <style:style style:name="Table5.A" style:family="table-column">
      <style:table-column-properties style:column-width="3.027cm"/>
    </style:style>
    <style:style style:name="Table5.B" style:family="table-column">
      <style:table-column-properties style:column-width="11.709cm"/>
    </style:style>
    <style:style style:name="Table5.C" style:family="table-column">
      <style:table-column-properties style:column-width="2.265cm"/>
    </style:style>
    <style:style style:name="Table5.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5.C1" style:family="table-cell">
      <style:table-cell-properties style:vertical-align="middle" style:border-line-width="0.002cm 0.035cm 0.002cm" fo:padding="0.049cm" fo:border="0.05pt double #808080"/>
    </style:style>
    <style:style style:name="Table5.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5.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6" style:family="table">
      <style:table-properties style:width="14.446cm" table:align="left"/>
    </style:style>
    <style:style style:name="Table6.A" style:family="table-column">
      <style:table-column-properties style:column-width="5.304cm"/>
    </style:style>
    <style:style style:name="Table6.B" style:family="table-column">
      <style:table-column-properties style:column-width="1.621cm"/>
    </style:style>
    <style:style style:name="Table6.C" style:family="table-column">
      <style:table-column-properties style:column-width="7.521cm"/>
    </style:style>
    <style:style style:name="Table6.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6.C1" style:family="table-cell">
      <style:table-cell-properties style:vertical-align="middle" style:border-line-width="0.002cm 0.035cm 0.002cm" fo:padding="0.049cm" fo:border="0.05pt double #808080"/>
    </style:style>
    <style:style style:name="Table6.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6.C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List_20_Contents">
      <style:paragraph-properties fo:margin-top="0cm" fo:margin-bottom="0.499cm"/>
    </style:style>
    <style:style style:name="P8" style:family="paragraph" style:parent-style-name="List_20_Heading">
      <style:paragraph-properties fo:margin-left="1cm" fo:margin-right="0cm" fo:text-indent="0cm" style:auto-text-indent="false"/>
    </style:style>
    <style:style style:name="P9" style:family="paragraph" style:parent-style-name="List_20_Heading">
      <style:paragraph-properties fo:margin-top="0cm" fo:margin-bottom="0.499cm"/>
    </style:style>
    <style:style style:name="P10" style:family="paragraph" style:parent-style-name="Preformatted_20_Text">
      <style:paragraph-properties fo:margin-top="0cm" fo:margin-bottom="0.499cm"/>
    </style:style>
    <style:style style:name="P11" style:family="paragraph" style:parent-style-name="Table_20_Contents">
      <style:paragraph-properties fo:margin-top="0cm" fo:margin-bottom="0.499cm"/>
    </style:style>
    <style:style style:name="T1"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sktop Entry Specification</text:h>
      <text:p text:style-name="Standard"/>
      <text:p text:style-name="P1">Table of Contents</text:p>
      <text:p text:style-name="List_20_Heading"><text:a xlink:type="simple" xlink:href="https://specifications.freedesktop.org/desktop-entry-spec/desktop-entry-spec-latest.html#introduction">Introduction</text:a></text:p>
      <text:p text:style-name="List_20_Heading"><text:a xlink:type="simple" xlink:href="https://specifications.freedesktop.org/desktop-entry-spec/desktop-entry-spec-latest.html#basic-format">Basic format of the file</text:a></text:p>
      <text:p text:style-name="P8"><text:a xlink:type="simple" xlink:href="https://specifications.freedesktop.org/desktop-entry-spec/desktop-entry-spec-latest.html#comments">Comments</text:a></text:p>
      <text:p text:style-name="P8"><text:a xlink:type="simple" xlink:href="https://specifications.freedesktop.org/desktop-entry-spec/desktop-entry-spec-latest.html#group-header">Group headers</text:a></text:p>
      <text:p text:style-name="P8"><text:a xlink:type="simple" xlink:href="https://specifications.freedesktop.org/desktop-entry-spec/desktop-entry-spec-latest.html#entries">Entries</text:a></text:p>
      <text:p text:style-name="List_20_Heading"><text:a xlink:type="simple" xlink:href="https://specifications.freedesktop.org/desktop-entry-spec/desktop-entry-spec-latest.html#value-types">Possible value types</text:a></text:p>
      <text:p text:style-name="List_20_Heading"><text:a xlink:type="simple" xlink:href="https://specifications.freedesktop.org/desktop-entry-spec/desktop-entry-spec-latest.html#localized-keys">Localized values for keys</text:a></text:p>
      <text:p text:style-name="List_20_Heading"><text:a xlink:type="simple" xlink:href="https://specifications.freedesktop.org/desktop-entry-spec/desktop-entry-spec-latest.html#recognized-keys">Recognized desktop entry keys</text:a></text:p>
      <text:p text:style-name="List_20_Heading"><text:a xlink:type="simple" xlink:href="https://specifications.freedesktop.org/desktop-entry-spec/desktop-entry-spec-latest.html#exec-variables">The </text:a><text:a xlink:type="simple" xlink:href="https://specifications.freedesktop.org/desktop-entry-spec/desktop-entry-spec-latest.html#exec-variables"><text:span text:style-name="Source_20_Text">Exec</text:span></text:a><text:a xlink:type="simple" xlink:href="https://specifications.freedesktop.org/desktop-entry-spec/desktop-entry-spec-latest.html#exec-variables"> key</text:a></text:p>
      <text:p text:style-name="List_20_Heading"><text:a xlink:type="simple" xlink:href="https://specifications.freedesktop.org/desktop-entry-spec/desktop-entry-spec-latest.html#dbus">D-Bus Activation</text:a></text:p>
      <text:p text:style-name="List_20_Heading"><text:a xlink:type="simple" xlink:href="https://specifications.freedesktop.org/desktop-entry-spec/desktop-entry-spec-latest.html#interfaces">Interfaces</text:a></text:p>
      <text:p text:style-name="List_20_Heading"><text:a xlink:type="simple" xlink:href="https://specifications.freedesktop.org/desktop-entry-spec/desktop-entry-spec-latest.html#mime-types">Registering MIME Types</text:a></text:p>
      <text:p text:style-name="List_20_Heading"><text:a xlink:type="simple" xlink:href="https://specifications.freedesktop.org/desktop-entry-spec/desktop-entry-spec-latest.html#extra-actions">Additional applications actions</text:a></text:p>
      <text:p text:style-name="P8"><text:a xlink:type="simple" xlink:href="https://specifications.freedesktop.org/desktop-entry-spec/desktop-entry-spec-latest.html#extra-actions-identifier">Action identifier</text:a></text:p>
      <text:p text:style-name="P8"><text:a xlink:type="simple" xlink:href="https://specifications.freedesktop.org/desktop-entry-spec/desktop-entry-spec-latest.html#extra-actions-keys">Action keys</text:a></text:p>
      <text:p text:style-name="P8"><text:a xlink:type="simple" xlink:href="https://specifications.freedesktop.org/desktop-entry-spec/desktop-entry-spec-latest.html#extra-actions-implementation-notes">Implementation notes</text:a></text:p>
      <text:p text:style-name="List_20_Heading"><text:a xlink:type="simple" xlink:href="https://specifications.freedesktop.org/desktop-entry-spec/desktop-entry-spec-latest.html#extending">Extending the format</text:a></text:p>
      <text:p text:style-name="List_20_Heading"><text:a xlink:type="simple" xlink:href="https://specifications.freedesktop.org/desktop-entry-spec/desktop-entry-spec-latest.html#example">A. Example Desktop Entry File</text:a></text:p>
      <text:p text:style-name="List_20_Heading"><text:a xlink:type="simple" xlink:href="https://specifications.freedesktop.org/desktop-entry-spec/desktop-entry-spec-latest.html#kde-items">B. Currently reserved for use within KDE</text:a></text:p>
      <text:p text:style-name="List_20_Heading"><text:a xlink:type="simple" xlink:href="https://specifications.freedesktop.org/desktop-entry-spec/desktop-entry-spec-latest.html#deprecated-items">C. Deprecated Items</text:a></text:p>
      <text:p text:style-name="List_20_Heading"><text:a xlink:type="simple" xlink:href="https://specifications.freedesktop.org/desktop-entry-spec/desktop-entry-spec-latest.html#legacy-mixed">D. The </text:a><text:a xlink:type="simple" xlink:href="https://specifications.freedesktop.org/desktop-entry-spec/desktop-entry-spec-latest.html#legacy-mixed"><text:span text:style-name="Source_20_Text">Legacy-Mixed</text:span></text:a><text:a xlink:type="simple" xlink:href="https://specifications.freedesktop.org/desktop-entry-spec/desktop-entry-spec-latest.html#legacy-mixed"> Encoding (Deprecated)</text:a></text:p>
      <text:p text:style-name="P9"><text:a xlink:type="simple" xlink:href="https://specifications.freedesktop.org/desktop-entry-spec/desktop-entry-spec-latest.html#desktop-file-id">E. Desktop File ID</text:a></text:p>
      <text:h text:style-name="Heading_20_2" text:outline-level="2"><text:bookmark text:name="introduction"/>Introduction</text:h>
      <text:p text:style-name="Text_20_body">Both the KDE and GNOME desktop environments have adopted a similar format for "desktop entries", or configuration files describing how a particular program is to be launched, how it appears in menus, etc. It is to the larger community's benefit that a unified standard be agreed upon by all parties such that interoperation between the two environments, and indeed any additional environments that implement the specification, becomes simpler. </text:p>
      <text:h text:style-name="Heading_20_2" text:outline-level="2"><text:bookmark text:name="basic-format"/>Basic format of the file</text:h>
      <text:p text:style-name="Text_20_body">Desktop entry files should have the <text:span text:style-name="Source_20_Text">.desktop</text:span> extension, except for files of <text:span text:style-name="Source_20_Text">Type</text:span> <text:span text:style-name="Source_20_Text">Directory</text:span> which should have the <text:span text:style-name="Source_20_Text">.directory</text:span> extension. Determining file type on basis of extension makes determining the file type very easy and quick. When no file extension is present, the desktop system should fall back to recognition via "magic detection". </text:p>
      <text:p text:style-name="Text_20_body">For applications, the part of the name of the desktop file (before the <text:span text:style-name="Source_20_Text">.desktop</text:span>) should follow the "reverse DNS" convention, e.g. <text:span text:style-name="Source_20_Text">org.example.FooViewer.desktop</text:span>. </text:p>
      <text:p text:style-name="Text_20_body">Desktop entry files are encoded in UTF-8. A file is interpreted as a series of lines that are separated by linefeed characters. Case is significant everywhere in the file. </text:p>
      <text:p text:style-name="Text_20_body">Compliant implementations MUST not remove any fields from the file, even if they don't support them. Such fields must be maintained in a list somewhere, and if the file is "rewritten", they will be included. This ensures that any desktop-specific extensions will be preserved even if another system accesses and changes the file. </text:p>
      <text:h text:style-name="Heading_20_3" text:outline-level="3"><text:bookmark text:name="comments"/><text:soft-page-break/>Comments</text:h>
      <text:p text:style-name="Text_20_body">Lines beginning with a <text:span text:style-name="Source_20_Text">#</text:span> and blank lines are considered comments and will be ignored, however they should be preserved across reads and writes of the desktop entry file. </text:p>
      <text:p text:style-name="Text_20_body">Comment lines are uninterpreted and may contain any character (except for LF). However, using UTF-8 for comment lines that contain characters not in ASCII is encouraged. </text:p>
      <text:h text:style-name="Heading_20_3" text:outline-level="3"><text:bookmark text:name="group-header"/>Group headers</text:h>
      <text:p text:style-name="Text_20_body">A group header with name <text:span text:style-name="Source_20_Text">groupname</text:span> is a line in the format: </text:p>
      <text:p text:style-name="P10">[groupname]</text:p>
      <text:p text:style-name="Text_20_body">Group names may contain all ASCII characters except for <text:span text:style-name="Source_20_Text">[</text:span> and <text:span text:style-name="Source_20_Text">]</text:span> and control characters. </text:p>
      <text:p text:style-name="Text_20_body">Multiple groups may not have the same name. </text:p>
      <text:p text:style-name="Text_20_body">All <text:span text:style-name="Source_20_Text">{key,value}</text:span> pairs following a group header until a new group header belong to the group. </text:p>
      <text:p text:style-name="Text_20_body">The basic format of the desktop entry file requires that there be a group header named <text:span text:style-name="Source_20_Text">Desktop Entry</text:span>. There may be other groups present in the file, but this is the most important group which explicitly needs to be supported. This group should also be used as the "magic key" for automatic MIME type detection. There should be nothing preceding this group in the desktop entry file but possibly one or more comments. </text:p>
      <text:h text:style-name="Heading_20_3" text:outline-level="3"><text:bookmark text:name="entries"/>Entries</text:h>
      <text:p text:style-name="Text_20_body">Entries in the file are <text:span text:style-name="Source_20_Text">{key,value}</text:span> pairs in the format: </text:p>
      <text:p text:style-name="P10">Key=Value</text:p>
      <text:p text:style-name="Text_20_body">Space before and after the equals sign should be ignored; the <text:span text:style-name="Source_20_Text">=</text:span> sign is the actual delimiter. </text:p>
      <text:p text:style-name="Text_20_body">Only the characters <text:span text:style-name="Source_20_Text">A-Za-z0-9-</text:span> may be used in key names. </text:p>
      <text:p text:style-name="Text_20_body">As the case is significant, the keys <text:span text:style-name="Source_20_Text">Name</text:span> and <text:span text:style-name="Source_20_Text">NAME</text:span> are not equivalent. </text:p>
      <text:p text:style-name="Text_20_body">Multiple keys in the same group may not have the same name. Keys in different groups may have the same name. </text:p>
      <text:h text:style-name="Heading_20_2" text:outline-level="2"><text:bookmark text:name="value-types"/>Possible value types</text:h>
      <text:p text:style-name="Text_20_body">The value types recognized are <text:span text:style-name="Source_20_Text">string</text:span>, <text:span text:style-name="Source_20_Text">localestring</text:span>, <text:span text:style-name="Source_20_Text">boolean</text:span>, and <text:span text:style-name="Source_20_Text">numeric</text:span>. </text:p>
      <text:list xml:id="list1924540699" text:style-name="L1">
        <text:list-item>
          <text:p text:style-name="P2">Values of type <text:span text:style-name="Source_20_Text">string</text:span> may contain all ASCII characters except for control characters. </text:p>
        </text:list-item>
        <text:list-item>
          <text:p text:style-name="P2">Values of type <text:span text:style-name="Source_20_Text">localestring</text:span> are user displayable, and are encoded in UTF-8. </text:p>
        </text:list-item>
        <text:list-item>
          <text:p text:style-name="P2">Values of type <text:span text:style-name="Source_20_Text">boolean</text:span> must either be the string <text:span text:style-name="Source_20_Text">true</text:span> or <text:span text:style-name="Source_20_Text">false</text:span>. </text:p>
        </text:list-item>
        <text:list-item>
          <text:p text:style-name="P2">Values of type <text:span text:style-name="Source_20_Text">numeric</text:span> must be a valid floating point number as recognized by the <text:span text:style-name="Source_20_Text">%f</text:span> specifier for <text:span text:style-name="Source_20_Text">scanf</text:span> in the <text:span text:style-name="Source_20_Text">C</text:span> locale. </text:p>
        </text:list-item>
      </text:list>
      <text:p text:style-name="Text_20_body">The escape sequences <text:span text:style-name="Source_20_Text">\s</text:span>, <text:span text:style-name="Source_20_Text">\n</text:span>, <text:span text:style-name="Source_20_Text">\t</text:span>, <text:span text:style-name="Source_20_Text">\r</text:span>, and <text:span text:style-name="Source_20_Text">\\</text:span> are supported for values of type <text:span text:style-name="Source_20_Text">string</text:span> and <text:span text:style-name="Source_20_Text">localestring</text:span>, meaning ASCII space, newline, tab, carriage return, and backslash, respectively. </text:p>
      <text:p text:style-name="Text_20_body">Some keys can have multiple values. In such a case, the value of the key is specified as a plural: for example, <text:span text:style-name="Source_20_Text">string(s)</text:span>. The multiple values should be separated by a semicolon and the value of the key may be optionally terminated by a semicolon. Trailing empty strings must always be terminated with a semicolon. Semicolons in these values need to be escaped using <text:span text:style-name="Source_20_Text">\;</text:span>. </text:p>
      <text:h text:style-name="Heading_20_2" text:outline-level="2"><text:bookmark text:name="localized-keys"/><text:soft-page-break/>Localized values for keys</text:h>
      <text:p text:style-name="Text_20_body">Keys with type <text:span text:style-name="Source_20_Text">localestring</text:span> may be postfixed by [<text:span text:style-name="Emphasis"><text:span text:style-name="Source_20_Text">LOCALE</text:span></text:span>], where <text:span text:style-name="Emphasis"><text:span text:style-name="Source_20_Text">LOCALE</text:span></text:span> is the locale type of the entry. <text:span text:style-name="Emphasis"><text:span text:style-name="Source_20_Text">LOCALE</text:span></text:span> must be of the form <text:span text:style-name="Source_20_Text"><text:span text:style-name="Emphasis">lang</text:span></text:span><text:span text:style-name="Source_20_Text">_</text:span><text:span text:style-name="Source_20_Text"><text:span text:style-name="Emphasis">COUNTRY</text:span></text:span><text:span text:style-name="Source_20_Text">.</text:span><text:span text:style-name="Source_20_Text"><text:span text:style-name="Emphasis">ENCODING</text:span></text:span><text:span text:style-name="Source_20_Text">@</text:span><text:span text:style-name="Source_20_Text"><text:span text:style-name="Emphasis">MODIFIER</text:span></text:span>, where <text:span text:style-name="Source_20_Text">_</text:span><text:span text:style-name="Emphasis"><text:span text:style-name="Source_20_Text">COUNTRY</text:span></text:span>, <text:span text:style-name="Source_20_Text">.</text:span><text:span text:style-name="Emphasis"><text:span text:style-name="Source_20_Text">ENCODING</text:span></text:span>, and <text:span text:style-name="Source_20_Text">@</text:span><text:span text:style-name="Source_20_Text"><text:span text:style-name="Emphasis">MODIFIER</text:span></text:span> may be omitted. If a postfixed key occurs, the same key must be also present without the postfix. </text:p>
      <text:p text:style-name="Text_20_body">When reading in the desktop entry file, the value of the key is selected by matching the current POSIX locale for the <text:span text:style-name="Source_20_Text">LC_MESSAGES</text:span> category against the <text:span text:style-name="Emphasis"><text:span text:style-name="Source_20_Text">LOCALE</text:span></text:span> postfixes of all occurrences of the key, with the <text:span text:style-name="Source_20_Text">.</text:span><text:span text:style-name="Emphasis"><text:span text:style-name="Source_20_Text">ENCODING</text:span></text:span> part stripped. </text:p>
      <text:p text:style-name="Text_20_body">The matching is done as follows. If <text:span text:style-name="Source_20_Text">LC_MESSAGES</text:span> is of the form <text:span text:style-name="Emphasis"><text:span text:style-name="Source_20_Text">lang</text:span></text:span><text:span text:style-name="Source_20_Text">_</text:span><text:span text:style-name="Source_20_Text"><text:span text:style-name="Emphasis">COUNTRY</text:span></text:span><text:span text:style-name="Source_20_Text">.</text:span><text:span text:style-name="Source_20_Text"><text:span text:style-name="Emphasis">ENCODING</text:span></text:span><text:span text:style-name="Source_20_Text">@</text:span><text:span text:style-name="Emphasis"><text:span text:style-name="Source_20_Text">MODIFIER</text:span></text:span>, then it will match a key of the form <text:span text:style-name="Emphasis"><text:span text:style-name="Source_20_Text">lang</text:span></text:span><text:span text:style-name="Source_20_Text">_</text:span><text:span text:style-name="Source_20_Text"><text:span text:style-name="Emphasis">COUNTRY</text:span></text:span><text:span text:style-name="Source_20_Text">@</text:span><text:span text:style-name="Source_20_Text"><text:span text:style-name="Emphasis">MODIFIER</text:span></text:span>. If such a key does not exist, it will attempt to match <text:span text:style-name="Source_20_Text"><text:span text:style-name="Emphasis">lang</text:span></text:span><text:span text:style-name="Source_20_Text">_</text:span><text:span text:style-name="Source_20_Text"><text:span text:style-name="Emphasis">COUNTRY</text:span></text:span> followed by <text:span text:style-name="Source_20_Text"><text:span text:style-name="Emphasis">lang</text:span></text:span><text:span text:style-name="Source_20_Text">@</text:span><text:span text:style-name="Emphasis"><text:span text:style-name="Source_20_Text">MODIFIER</text:span></text:span>. Then, a match against <text:span text:style-name="Emphasis"><text:span text:style-name="Source_20_Text">lang</text:span></text:span> by itself will be attempted. Finally, if no matching key is found the required key without a locale specified is used. The encoding from the <text:span text:style-name="Source_20_Text">LC_MESSAGES</text:span> value is ignored when matching. </text:p>
      <text:p text:style-name="Text_20_body">If <text:span text:style-name="Source_20_Text">LC_MESSAGES</text:span> does not have a <text:span text:style-name="Emphasis"><text:span text:style-name="Source_20_Text">MODIFIER</text:span></text:span> field, then no key with a modifier will be matched. Similarly, if <text:span text:style-name="Source_20_Text">LC_MESSAGES</text:span> does not have a <text:span text:style-name="Emphasis"><text:span text:style-name="Source_20_Text">COUNTRY</text:span></text:span> field, then no key with a country specified will be matched. If <text:span text:style-name="Source_20_Text">LC_MESSAGES</text:span> just has a <text:span text:style-name="Emphasis"><text:span text:style-name="Source_20_Text">lang</text:span></text:span> field, then it will do a straight match to a key with a similar value. The following table lists possible matches of various <text:span text:style-name="Source_20_Text">LC_MESSAGES</text:span> values in the order in which they are matched. Note that the <text:span text:style-name="Emphasis"><text:span text:style-name="Source_20_Text">ENCODING</text:span></text:span> field isn't shown. </text:p>
      <text:p text:style-name="P1"><text:bookmark text:name="idm139653239430560"/>Table 1. Locale Matching</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ource_20_Text">LC_MESSAGES</text:span> value</text:p>
            </table:table-cell>
            <table:table-cell table:style-name="Table1.B1" office:value-type="string">
              <text:p text:style-name="Table_20_Heading">Possible keys in order of matching</text:p>
            </table:table-cell>
          </table:table-row>
        </table:table-header-rows>
        <table:table-row>
          <table:table-cell table:style-name="Table1.A2" office:value-type="string">
            <text:p text:style-name="Table_20_Contents"><text:span text:style-name="Source_20_Text"><text:span text:style-name="Emphasis">lang</text:span></text:span><text:span text:style-name="Source_20_Text">_</text:span><text:span text:style-name="Source_20_Text"><text:span text:style-name="Emphasis">COUNTRY</text:span></text:span><text:span text:style-name="Source_20_Text">@</text:span><text:span text:style-name="Emphasis"><text:span text:style-name="Source_20_Text">MODIFIER</text:span></text:span></text:p>
          </table:table-cell>
          <table:table-cell table:style-name="Table1.B2" office:value-type="string">
            <text:p text:style-name="Table_20_Contents"><text:span text:style-name="Source_20_Text"><text:span text:style-name="Emphasis">lang</text:span></text:span><text:span text:style-name="Source_20_Text">_</text:span><text:span text:style-name="Source_20_Text"><text:span text:style-name="Emphasis">COUNTRY</text:span></text:span><text:span text:style-name="Source_20_Text">@</text:span><text:span text:style-name="Source_20_Text"><text:span text:style-name="Emphasis">MODIFIER</text:span></text:span>, <text:span text:style-name="Source_20_Text"><text:span text:style-name="Emphasis">lang</text:span></text:span><text:span text:style-name="Source_20_Text">_</text:span><text:span text:style-name="Source_20_Text"><text:span text:style-name="Emphasis">COUNTRY</text:span></text:span>, <text:span text:style-name="Emphasis"><text:span text:style-name="Source_20_Text">lang</text:span></text:span><text:span text:style-name="Source_20_Text">@</text:span><text:span text:style-name="Emphasis"><text:span text:style-name="Source_20_Text">MODIFIER</text:span></text:span>, <text:span text:style-name="Source_20_Text"><text:span text:style-name="Emphasis">lang</text:span></text:span>, default value </text:p>
          </table:table-cell>
        </table:table-row>
        <table:table-row>
          <table:table-cell table:style-name="Table1.A2" office:value-type="string">
            <text:p text:style-name="Table_20_Contents"><text:span text:style-name="Source_20_Text"><text:span text:style-name="Emphasis">lang</text:span></text:span><text:span text:style-name="Source_20_Text">_</text:span><text:span text:style-name="Source_20_Text"><text:span text:style-name="Emphasis">COUNTRY</text:span></text:span></text:p>
          </table:table-cell>
          <table:table-cell table:style-name="Table1.B2" office:value-type="string">
            <text:p text:style-name="Table_20_Contents"><text:span text:style-name="Emphasis"><text:span text:style-name="Source_20_Text">lang</text:span></text:span><text:span text:style-name="Source_20_Text">_</text:span><text:span text:style-name="Source_20_Text"><text:span text:style-name="Emphasis">COUNTRY</text:span></text:span>, <text:span text:style-name="Emphasis"><text:span text:style-name="Source_20_Text">lang</text:span></text:span>, default value </text:p>
          </table:table-cell>
        </table:table-row>
        <table:table-row>
          <table:table-cell table:style-name="Table1.A2" office:value-type="string">
            <text:p text:style-name="Table_20_Contents"><text:span text:style-name="Source_20_Text"><text:span text:style-name="Emphasis">lang</text:span></text:span><text:span text:style-name="Source_20_Text">@</text:span><text:span text:style-name="Source_20_Text"><text:span text:style-name="Emphasis">MODIFIER</text:span></text:span></text:p>
          </table:table-cell>
          <table:table-cell table:style-name="Table1.B2" office:value-type="string">
            <text:p text:style-name="Table_20_Contents"><text:span text:style-name="Source_20_Text"><text:span text:style-name="Emphasis">lang</text:span></text:span><text:span text:style-name="Source_20_Text">@</text:span><text:span text:style-name="Source_20_Text"><text:span text:style-name="Emphasis">MODIFIER</text:span></text:span>, <text:span text:style-name="Emphasis"><text:span text:style-name="Source_20_Text">lang</text:span></text:span>, default value </text:p>
          </table:table-cell>
        </table:table-row>
        <table:table-row>
          <table:table-cell table:style-name="Table1.A2" office:value-type="string">
            <text:p text:style-name="Table_20_Contents"><text:span text:style-name="Emphasis"><text:span text:style-name="Source_20_Text">lang</text:span></text:span></text:p>
          </table:table-cell>
          <table:table-cell table:style-name="Table1.B2" office:value-type="string">
            <text:p text:style-name="Table_20_Contents"><text:span text:style-name="Emphasis"><text:span text:style-name="Source_20_Text">lang</text:span></text:span>, default value </text:p>
          </table:table-cell>
        </table:table-row>
      </table:table>
      <text:p text:style-name="Text_20_body"/>
      <text:p text:style-name="Text_20_body">For example, if the current value of the <text:span text:style-name="Source_20_Text">LC_MESSAGES</text:span> category is <text:span text:style-name="Source_20_Text">sr_YU@Latn</text:span> and the desktop file includes: </text:p>
      <text:p text:style-name="Preformatted_20_Text"><text:s/>Name=Foo</text:p>
      <text:p text:style-name="Preformatted_20_Text"><text:s/>Name[sr_YU]=...</text:p>
      <text:p text:style-name="Preformatted_20_Text"><text:s/>Name[sr@Latn]=...</text:p>
      <text:p text:style-name="P10"><text:s/>Name[sr]=...</text:p>
      <text:p text:style-name="Text_20_body">then the value of the <text:span text:style-name="Source_20_Text">Name</text:span> keyed by <text:span text:style-name="Source_20_Text">sr_YU</text:span> is used. </text:p>
      <text:h text:style-name="Heading_20_2" text:outline-level="2"><text:bookmark text:name="recognized-keys"/>Recognized desktop entry keys</text:h>
      <text:p text:style-name="Text_20_body">Keys are either OPTIONAL or REQUIRED. If a key is OPTIONAL it may or may not be present in the file. However, if it isn't, the implementation of the standard should not blow up, it must provide some sane defaults. </text:p>
      <text:p text:style-name="Text_20_body">Some keys only make sense in the context when another particular key is also present and set to a specific value. Those keys should not be used if the particular key is not present or not set to the specific value. For example, the <text:span text:style-name="Source_20_Text">Terminal</text:span> key can only be used when the value of the <text:span text:style-name="Source_20_Text">Type</text:span> key is <text:span text:style-name="Source_20_Text">Application</text:span>. </text:p>
      <text:p text:style-name="Text_20_body">If a REQUIRED key is only valid in the context of another key set to a specific value, then it has to <text:soft-page-break/>be present only if the other key is set to the specific value. For example, the <text:span text:style-name="Source_20_Text">URL</text:span> key has to be present when and only when when the value of the <text:span text:style-name="Source_20_Text">Type</text:span> key is <text:span text:style-name="Source_20_Text">Link</text:span>. </text:p>
      <text:p text:style-name="Text_20_body">Some example keys: <text:span text:style-name="Source_20_Text">Name[C]</text:span>, <text:span text:style-name="Source_20_Text">Comment[it]</text:span>. </text:p>
      <text:p text:style-name="P1"><text:bookmark text:name="idm139653239401488"/>Table 2. Standard Key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Key</text:p>
            </table:table-cell>
            <table:table-cell table:style-name="Table2.A1" office:value-type="string">
              <text:p text:style-name="Table_20_Heading">Description</text:p>
            </table:table-cell>
            <table:table-cell table:style-name="Table2.A1" office:value-type="string">
              <text:p text:style-name="Table_20_Heading">Value Type</text:p>
            </table:table-cell>
            <table:table-cell table:style-name="Table2.A1" office:value-type="string">
              <text:p text:style-name="Table_20_Heading">REQ?</text:p>
            </table:table-cell>
            <table:table-cell table:style-name="Table2.E1" office:value-type="string">
              <text:p text:style-name="Table_20_Heading">Type</text:p>
            </table:table-cell>
          </table:table-row>
        </table:table-header-rows>
        <table:table-row>
          <table:table-cell table:style-name="Table2.A2" office:value-type="string">
            <text:p text:style-name="Table_20_Contents"><text:bookmark text:name="key-type"/><text:span text:style-name="Source_20_Text">Type</text:span></text:p>
          </table:table-cell>
          <table:table-cell table:style-name="Table2.A2" office:value-type="string">
            <text:p text:style-name="Table_20_Contents">This specification defines 3 types of desktop entries: <text:span text:style-name="Source_20_Text">Application</text:span> (type 1), <text:span text:style-name="Source_20_Text">Link</text:span> (type 2) and <text:span text:style-name="Source_20_Text">Directory</text:span> (type 3). To allow the addition of new types in the future, implementations should ignore desktop entries with an unknown type. </text:p>
          </table:table-cell>
          <table:table-cell table:style-name="Table2.A2" office:value-type="string">
            <text:p text:style-name="Table_20_Contents">string</text:p>
          </table:table-cell>
          <table:table-cell table:style-name="Table2.A2" office:value-type="string">
            <text:p text:style-name="Table_20_Contents">YES</text:p>
          </table:table-cell>
          <table:table-cell table:style-name="Table2.E2" office:value-type="string">
            <text:p text:style-name="Table_20_Contents"> </text:p>
          </table:table-cell>
        </table:table-row>
        <table:table-row>
          <table:table-cell table:style-name="Table2.A2" office:value-type="string">
            <text:p text:style-name="Table_20_Contents"><text:bookmark text:name="key-version"/><text:span text:style-name="Source_20_Text">Version</text:span></text:p>
          </table:table-cell>
          <table:table-cell table:style-name="Table2.A2" office:value-type="string">
            <text:p text:style-name="Table_20_Contents">Version of the Desktop Entry Specification that the desktop entry conforms with. Entries that confirm with this version of the specification should use <text:span text:style-name="Source_20_Text">1.0</text:span>. Note that the version field is not required to be present. </text:p>
          </table:table-cell>
          <table:table-cell table:style-name="Table2.A2" office:value-type="string">
            <text:p text:style-name="Table_20_Contents">string</text:p>
          </table:table-cell>
          <table:table-cell table:style-name="Table2.A2" office:value-type="string">
            <text:p text:style-name="Table_20_Contents">NO</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name"/><text:span text:style-name="Source_20_Text">Name</text:span></text:p>
          </table:table-cell>
          <table:table-cell table:style-name="Table2.A2" office:value-type="string">
            <text:p text:style-name="Table_20_Contents">Specific name of the application, for example "Mozilla". </text:p>
          </table:table-cell>
          <table:table-cell table:style-name="Table2.A2" office:value-type="string">
            <text:p text:style-name="Table_20_Contents">localestring</text:p>
          </table:table-cell>
          <table:table-cell table:style-name="Table2.A2" office:value-type="string">
            <text:p text:style-name="Table_20_Contents">YES</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genericname"/><text:span text:style-name="Source_20_Text">GenericName</text:span></text:p>
          </table:table-cell>
          <table:table-cell table:style-name="Table2.A2" office:value-type="string">
            <text:p text:style-name="Table_20_Contents">Generic name of the application, for example "Web Browser". </text:p>
          </table:table-cell>
          <table:table-cell table:style-name="Table2.A2" office:value-type="string">
            <text:p text:style-name="Table_20_Contents">localestring</text:p>
          </table:table-cell>
          <table:table-cell table:style-name="Table2.A2" office:value-type="string">
            <text:p text:style-name="Table_20_Contents">NO</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nodisplay"/><text:span text:style-name="Source_20_Text">NoDisplay</text:span></text:p>
          </table:table-cell>
          <table:table-cell table:style-name="Table2.A2" office:value-type="string">
            <text:p text:style-name="Table_20_Contents"><text:span text:style-name="Source_20_Text">NoDisplay</text:span> means "this application exists, but don't display it in the menus". This can be useful to e.g. associate this application with MIME types, so that it gets launched from a file manager (or other apps), without having a menu entry for it (there are tons of good reasons for this, including e.g. the <text:span text:style-name="Source_20_Text">netscape -remote</text:span>, or <text:span text:style-name="Source_20_Text">kfmclient openURL</text:span> kind of stuff). </text:p>
          </table:table-cell>
          <table:table-cell table:style-name="Table2.A2" office:value-type="string">
            <text:p text:style-name="Table_20_Contents">boolean</text:p>
          </table:table-cell>
          <table:table-cell table:style-name="Table2.A2" office:value-type="string">
            <text:p text:style-name="Table_20_Contents">NO</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comment"/><text:span text:style-name="Source_20_Text">Comment</text:span></text:p>
          </table:table-cell>
          <table:table-cell table:style-name="Table2.A2" office:value-type="string">
            <text:p text:style-name="Table_20_Contents">Tooltip for the entry, for example "View sites on the Internet". The value should not be redundant with the values of <text:span text:style-name="Source_20_Text">Name</text:span> and <text:span text:style-name="Source_20_Text">GenericName</text:span>. </text:p>
          </table:table-cell>
          <table:table-cell table:style-name="Table2.A2" office:value-type="string">
            <text:p text:style-name="Table_20_Contents">localestring</text:p>
          </table:table-cell>
          <table:table-cell table:style-name="Table2.A2" office:value-type="string">
            <text:p text:style-name="Table_20_Contents">NO</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icon"/><text:span text:style-name="Source_20_Text">Icon</text:span></text:p>
          </table:table-cell>
          <table:table-cell table:style-name="Table2.A2" office:value-type="string">
            <text:p text:style-name="Table_20_Contents">Icon to display in file manager, menus, etc. If the name is an absolute path, the given file will be used. If the name is not an absolute path, the algorithm described in the <text:a xlink:type="simple" xlink:href="http://freedesktop.org/wiki/Standards/icon-theme-spec" office:target-frame-name="_top" xlink:show="replace">Icon Theme Specification</text:a> will be used to locate the icon. </text:p>
          </table:table-cell>
          <table:table-cell table:style-name="Table2.A2" office:value-type="string">
            <text:p text:style-name="Table_20_Contents">localestring</text:p>
          </table:table-cell>
          <table:table-cell table:style-name="Table2.A2" office:value-type="string">
            <text:p text:style-name="Table_20_Contents">NO</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hidden"/><text:span text:style-name="Source_20_Text">Hidden</text:span></text:p>
          </table:table-cell>
          <table:table-cell table:style-name="Table2.A2" office:value-type="string">
            <text:p text:style-name="Table_20_Contents"><text:span text:style-name="Source_20_Text">Hidden</text:span> should have been called <text:span text:style-name="Source_20_Text">Deleted</text:span>. It means the user deleted (at his level) something that was present (at an upper level, e.g. in the system dirs). It's strictly equivalent to the <text:span text:style-name="Source_20_Text">.desktop</text:span> file not existing at all, as far as that user is concerned. This can also be used to "uninstall" existing files (e.g. due to a renaming) - by letting <text:span text:style-name="Source_20_Text">make install</text:span> install a file with <text:span text:style-name="Source_20_Text">Hidden=true</text:span> in it. </text:p>
          </table:table-cell>
          <table:table-cell table:style-name="Table2.A2" office:value-type="string">
            <text:p text:style-name="Table_20_Contents">boolean</text:p>
          </table:table-cell>
          <table:table-cell table:style-name="Table2.A2" office:value-type="string">
            <text:p text:style-name="Table_20_Contents">NO</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onlyshowin"/><text:span text:style-name="Source_20_Text">OnlyShowIn</text:span>, <text:span text:style-name="Source_20_Text">NotShowIn</text:span></text:p>
          </table:table-cell>
          <table:table-cell table:style-name="Table2.A2" office:value-type="string">
            <text:p text:style-name="P11">A list of strings identifying the desktop environments that should display/not display a <text:soft-page-break/>given desktop entry. </text:p>
            <text:p text:style-name="P11">By default, a desktop file should be shown, unless an OnlyShowIn key is present, in which case, the default is for the file not to be shown. </text:p>
            <text:p text:style-name="P11">If <text:span text:style-name="Source_20_Text">$XDG_CURRENT_DESKTOP</text:span> is set then it contains a colon-separated list of strings. In order, each string is considered. If a matching entry is found in <text:span text:style-name="Source_20_Text">OnlyShowIn</text:span> then the desktop file is shown. If an entry is found in <text:span text:style-name="Source_20_Text">NotShowIn</text:span> then the desktop file is not shown. If none of the strings match then the default action is taken (as above). </text:p>
            <text:p text:style-name="P11">The same desktop name may not appear in both <text:span text:style-name="Source_20_Text">OnlyShowIn</text:span> and <text:span text:style-name="Source_20_Text">NotShowIn</text:span> of a group. </text:p>
          </table:table-cell>
          <table:table-cell table:style-name="Table2.A2" office:value-type="string">
            <text:p text:style-name="Table_20_Contents">string(s)</text:p>
          </table:table-cell>
          <table:table-cell table:style-name="Table2.A2" office:value-type="string">
            <text:p text:style-name="Table_20_Contents">NO</text:p>
          </table:table-cell>
          <table:table-cell table:style-name="Table2.E2" office:value-type="string">
            <text:p text:style-name="Table_20_Contents">1-3</text:p>
          </table:table-cell>
        </table:table-row>
        <table:table-row>
          <table:table-cell table:style-name="Table2.A2" office:value-type="string">
            <text:p text:style-name="Table_20_Contents"><text:bookmark text:name="key-dbusactivatable"/><text:span text:style-name="Source_20_Text">DBusActivatable</text:span></text:p>
          </table:table-cell>
          <table:table-cell table:style-name="Table2.A2" office:value-type="string">
            <text:p text:style-name="Table_20_Contents">A boolean value specifying if D-Bus activation is supported for this application. If this key is missing, the default value is <text:span text:style-name="Source_20_Text">false</text:span>. If the value is <text:span text:style-name="Source_20_Text">true</text:span> then implementations should ignore the <text:span text:style-name="Source_20_Text">Exec</text:span> key and send a D-Bus message to launch the application. See <text:a xlink:type="simple" xlink:href="https://specifications.freedesktop.org/desktop-entry-spec/desktop-entry-spec-latest.html#dbus">D-Bus Activation</text:a> for more information on how this works. Applications should still include Exec= lines in their desktop files for compatibility with implementations that do not understand the DBusActivatable key. </text:p>
          </table:table-cell>
          <table:table-cell table:style-name="Table2.A2" office:value-type="string">
            <text:p text:style-name="Table_20_Contents">boolean</text:p>
          </table:table-cell>
          <table:table-cell table:style-name="Table2.A2" office:value-type="string">
            <text:p text:style-name="Table_20_Contents">NO</text:p>
          </table:table-cell>
          <table:table-cell table:style-name="Table2.E2" office:value-type="string">
            <text:p text:style-name="Table_20_Contents"> </text:p>
          </table:table-cell>
        </table:table-row>
        <table:table-row>
          <table:table-cell table:style-name="Table2.A2" office:value-type="string">
            <text:p text:style-name="Table_20_Contents"><text:bookmark text:name="key-tryexec"/><text:span text:style-name="Source_20_Text">TryExec</text:span></text:p>
          </table:table-cell>
          <table:table-cell table:style-name="Table2.A2" office:value-type="string">
            <text:p text:style-name="Table_20_Contents">Path to an executable file on disk used to determine if the program is actually installed. If the path is not an absolute path, the file is looked up in the $PATH environment variable. If the file is not present or if it is not executable, the entry may be ignored (not be used in menus, for example). </text:p>
          </table:table-cell>
          <table:table-cell table:style-name="Table2.A2" office:value-type="string">
            <text:p text:style-name="Table_20_Contents">string</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exec"/><text:span text:style-name="Source_20_Text">Exec</text:span></text:p>
          </table:table-cell>
          <table:table-cell table:style-name="Table2.A2" office:value-type="string">
            <text:p text:style-name="Table_20_Contents">Program to execute, possibly with arguments. See the <text:a xlink:type="simple" xlink:href="https://specifications.freedesktop.org/desktop-entry-spec/desktop-entry-spec-latest.html#exec-variables"><text:span text:style-name="Source_20_Text">Exec</text:span></text:a><text:a xlink:type="simple" xlink:href="https://specifications.freedesktop.org/desktop-entry-spec/desktop-entry-spec-latest.html#exec-variables"> key</text:a> for details on how this key works. The <text:span text:style-name="Source_20_Text">Exec</text:span> key is required if <text:span text:style-name="Source_20_Text">DBusActivatable</text:span> is not set to <text:span text:style-name="Source_20_Text">true</text:span>. Even if <text:span text:style-name="Source_20_Text">DBusActivatable</text:span> is <text:span text:style-name="Source_20_Text">true</text:span>, <text:span text:style-name="Source_20_Text">Exec</text:span> should be specified for compatibility with implementations that do not understand <text:span text:style-name="Source_20_Text">DBusActivatable</text:span>. </text:p>
          </table:table-cell>
          <table:table-cell table:style-name="Table2.A2" office:value-type="string">
            <text:p text:style-name="Table_20_Contents">string</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path"/><text:span text:style-name="Source_20_Text">Path</text:span></text:p>
          </table:table-cell>
          <table:table-cell table:style-name="Table2.A2" office:value-type="string">
            <text:p text:style-name="Table_20_Contents">If entry is of type <text:span text:style-name="Source_20_Text">Application</text:span>, the working directory to run the program in. </text:p>
          </table:table-cell>
          <table:table-cell table:style-name="Table2.A2" office:value-type="string">
            <text:p text:style-name="Table_20_Contents">string</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terminal"/><text:span text:style-name="Source_20_Text">Terminal</text:span></text:p>
          </table:table-cell>
          <table:table-cell table:style-name="Table2.A2" office:value-type="string">
            <text:p text:style-name="Table_20_Contents">Whether the program runs in a terminal window. </text:p>
          </table:table-cell>
          <table:table-cell table:style-name="Table2.A2" office:value-type="string">
            <text:p text:style-name="Table_20_Contents">boolean</text:p>
          </table:table-cell>
          <table:table-cell table:style-name="Table2.A2" office:value-type="string">
            <text:p text:style-name="Table_20_Contents">NO</text:p>
          </table:table-cell>
          <table:table-cell table:style-name="Table2.E2" office:value-type="string">
            <text:p text:style-name="Table_20_Contents">1</text:p>
          </table:table-cell>
        </table:table-row>
        <text:soft-page-break/>
        <table:table-row>
          <table:table-cell table:style-name="Table2.A2" office:value-type="string">
            <text:p text:style-name="Table_20_Contents"><text:bookmark text:name="key-actions"/><text:span text:style-name="Source_20_Text">Actions</text:span></text:p>
          </table:table-cell>
          <table:table-cell table:style-name="Table2.A2" office:value-type="string">
            <text:p text:style-name="Table_20_Contents">Identifiers for application actions. This can be used to tell the application to make a specific action, different from the default behavior. The <text:a xlink:type="simple" xlink:href="https://specifications.freedesktop.org/desktop-entry-spec/desktop-entry-spec-latest.html#extra-actions">Application actions</text:a> section describes how actions work. </text:p>
          </table:table-cell>
          <table:table-cell table:style-name="Table2.A2" office:value-type="string">
            <text:p text:style-name="Table_20_Contents">string(s)</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mimetype"/><text:span text:style-name="Source_20_Text">MimeType</text:span></text:p>
          </table:table-cell>
          <table:table-cell table:style-name="Table2.A2" office:value-type="string">
            <text:p text:style-name="Table_20_Contents">The MIME type(s) supported by this application. </text:p>
          </table:table-cell>
          <table:table-cell table:style-name="Table2.A2" office:value-type="string">
            <text:p text:style-name="Table_20_Contents">string(s)</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categories"/><text:span text:style-name="Source_20_Text">Categories</text:span></text:p>
          </table:table-cell>
          <table:table-cell table:style-name="Table2.A2" office:value-type="string">
            <text:p text:style-name="Table_20_Contents">Categories in which the entry should be shown in a menu (for possible values see the <text:a xlink:type="simple" xlink:href="http://www.freedesktop.org/Standards/menu-spec" office:target-frame-name="_top" xlink:show="replace">Desktop Menu Specification</text:a>). </text:p>
          </table:table-cell>
          <table:table-cell table:style-name="Table2.A2" office:value-type="string">
            <text:p text:style-name="Table_20_Contents">string(s)</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implements"/><text:span text:style-name="Source_20_Text">Implements</text:span></text:p>
          </table:table-cell>
          <table:table-cell table:style-name="Table2.A2" office:value-type="string">
            <text:p text:style-name="Table_20_Contents">A list of interfaces that this application implements. By default, a desktop file implements no interfaces. See <text:a xlink:type="simple" xlink:href="https://specifications.freedesktop.org/desktop-entry-spec/desktop-entry-spec-latest.html#interfaces">Interfaces</text:a> for more information on how this works. </text:p>
          </table:table-cell>
          <table:table-cell table:style-name="Table2.A2" office:value-type="string">
            <text:p text:style-name="Table_20_Contents">string(s)</text:p>
          </table:table-cell>
          <table:table-cell table:style-name="Table2.A2" office:value-type="string">
            <text:p text:style-name="Table_20_Contents">NO</text:p>
          </table:table-cell>
          <table:table-cell table:style-name="Table2.E2" office:value-type="string">
            <text:p text:style-name="Table_20_Contents"> </text:p>
          </table:table-cell>
        </table:table-row>
        <table:table-row>
          <table:table-cell table:style-name="Table2.A2" office:value-type="string">
            <text:p text:style-name="Table_20_Contents"><text:bookmark text:name="key-keywords"/><text:span text:style-name="Source_20_Text">Keywords</text:span></text:p>
          </table:table-cell>
          <table:table-cell table:style-name="Table2.A2" office:value-type="string">
            <text:p text:style-name="Table_20_Contents">A list of strings which may be used in addition to other metadata to describe this entry. This can be useful e.g. to facilitate searching through entries. The values are not meant for display, and should not be redundant with the values of <text:span text:style-name="Source_20_Text">Name</text:span> or <text:span text:style-name="Source_20_Text">GenericName</text:span>. </text:p>
          </table:table-cell>
          <table:table-cell table:style-name="Table2.A2" office:value-type="string">
            <text:p text:style-name="Table_20_Contents">localestring(s)</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startupnotify"/><text:span text:style-name="Source_20_Text">StartupNotify</text:span></text:p>
          </table:table-cell>
          <table:table-cell table:style-name="Table2.A2" office:value-type="string">
            <text:p text:style-name="Table_20_Contents">If true, it is KNOWN that the application will send a "remove" message when started with the DESKTOP_STARTUP_ID environment variable set. If false, it is KNOWN that the application does not work with startup notification at all (does not shown any window, breaks even when using StartupWMClass, etc.). If absent, a reasonable handling is up to implementations (assuming false, using StartupWMClass, etc.). (See the <text:a xlink:type="simple" xlink:href="http://www.freedesktop.org/Standards/startup-notification-spec" office:target-frame-name="_top" xlink:show="replace">Startup Notification Protocol Specification</text:a> for more details). </text:p>
          </table:table-cell>
          <table:table-cell table:style-name="Table2.A2" office:value-type="string">
            <text:p text:style-name="Table_20_Contents">boolean</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startupwmclass"/><text:span text:style-name="Source_20_Text">StartupWMClass</text:span></text:p>
          </table:table-cell>
          <table:table-cell table:style-name="Table2.A2" office:value-type="string">
            <text:p text:style-name="Table_20_Contents">If specified, it is known that the application will map at least one window with the given string as its WM class or WM name hint (see the <text:a xlink:type="simple" xlink:href="http://www.freedesktop.org/Standards/startup-notification-spec" office:target-frame-name="_top" xlink:show="replace">Startup Notification Protocol Specification</text:a> for more details). </text:p>
          </table:table-cell>
          <table:table-cell table:style-name="Table2.A2" office:value-type="string">
            <text:p text:style-name="Table_20_Contents">string</text:p>
          </table:table-cell>
          <table:table-cell table:style-name="Table2.A2" office:value-type="string">
            <text:p text:style-name="Table_20_Contents">NO</text:p>
          </table:table-cell>
          <table:table-cell table:style-name="Table2.E2" office:value-type="string">
            <text:p text:style-name="Table_20_Contents">1</text:p>
          </table:table-cell>
        </table:table-row>
        <table:table-row>
          <table:table-cell table:style-name="Table2.A2" office:value-type="string">
            <text:p text:style-name="Table_20_Contents"><text:bookmark text:name="key-url"/><text:span text:style-name="Source_20_Text">URL</text:span></text:p>
          </table:table-cell>
          <table:table-cell table:style-name="Table2.A2" office:value-type="string">
            <text:p text:style-name="Table_20_Contents">If entry is Link type, the URL to access. </text:p>
          </table:table-cell>
          <table:table-cell table:style-name="Table2.A2" office:value-type="string">
            <text:p text:style-name="Table_20_Contents">string</text:p>
          </table:table-cell>
          <table:table-cell table:style-name="Table2.A2" office:value-type="string">
            <text:p text:style-name="Table_20_Contents">YES</text:p>
          </table:table-cell>
          <table:table-cell table:style-name="Table2.E2" office:value-type="string">
            <text:p text:style-name="Table_20_Contents">2</text:p>
          </table:table-cell>
        </table:table-row>
      </table:table>
      <text:p text:style-name="Text_20_body"/>
      <text:h text:style-name="Heading_20_2" text:outline-level="2"><text:bookmark text:name="exec-variables"/>The <text:span text:style-name="Source_20_Text">Exec</text:span> key</text:h>
      <text:p text:style-name="Text_20_body">The <text:span text:style-name="Source_20_Text">Exec</text:span> key must contain a command line. A command line consists of an executable program optionally followed by one or more arguments. The executable program can either be specified with its full path or with the name of the executable only. If no full path is provided the executable is looked up in the $PATH environment variable used by the desktop environment. The name or path of the executable program may not contain the equal sign ("="). Arguments are separated by a <text:soft-page-break/>space. </text:p>
      <text:p text:style-name="Text_20_body">Arguments may be quoted in whole. If an argument contains a reserved character the argument must be quoted. The rules for quoting of arguments is also applicable to the executable name or path of the executable program as provided. </text:p>
      <text:p text:style-name="Text_20_body">Quoting must be done by enclosing the argument between double quotes and escaping the double quote character, backtick character ("`"), dollar sign ("$") and backslash character ("\") by preceding it with an additional backslash character. Implementations must undo quoting before expanding field codes and before passing the argument to the executable program. Reserved characters are space (" "), tab, newline, double quote, single quote ("'"), backslash character ("\"), greater-than sign ("&gt;"), less-than sign ("&lt;"), tilde ("~"), vertical bar ("|"), ampersand ("&amp;"), semicolon (";"), dollar sign ("$"), asterisk ("*"), question mark ("?"), hash mark ("#"), parenthesis ("(") and (")") and backtick character ("`"). </text:p>
      <text:p text:style-name="Text_20_body">Note that the general escape rule for values of type string states that the backslash character can be escaped as ("\\") as well and that this escape rule is applied before the quoting rule. As such, to unambiguously represent a literal backslash character in a quoted argument in a desktop entry file requires the use of four successive backslash characters ("\\\\"). Likewise, a literal dollar sign in a quoted argument in a desktop entry file is unambiguously represented with ("\\$"). </text:p>
      <text:p text:style-name="Text_20_body">A number of special field codes have been defined which will be expanded by the file manager or program launcher when encountered in the command line. Field codes consist of the percentage character ("%") followed by an alpha character. Literal percentage characters must be escaped as <text:span text:style-name="Source_20_Text">%%</text:span>. Deprecated field codes should be removed from the command line and ignored. Field codes are expanded only once, the string that is used to replace the field code should not be checked for field codes itself. </text:p>
      <text:p text:style-name="Text_20_body">Command lines that contain a field code that is not listed in this specification are invalid and must not be processed, in particular implementations may not introduce support for field codes not listed in this specification. Extensions, if any, should be introduced by means of a new key. </text:p>
      <text:p text:style-name="Text_20_body">Implementations must take care not to expand field codes into multiple arguments unless explicitly instructed by this specification. This means that name fields, filenames and other replacements that can contain spaces must be passed as a single argument to the executable program after expansion. </text:p>
      <text:p text:style-name="Text_20_body">Although the <text:span text:style-name="Source_20_Text">Exec</text:span> key is defined to have a value of the type string, which is limited to ASCII characters, field code expansion may introduce non-ASCII characters in arguments. Implementations must take care that all characters in arguments passed to the executable program are properly encoded according to the applicable locale setting. </text:p>
      <text:p text:style-name="Text_20_body">Recognized field codes are as follows: </text:p>
      <table:table table:name="Table3" table:style-name="Table3">
        <table:table-column table:style-name="Table3.A"/>
        <table:table-column table:style-name="Table3.B"/>
        <table:table-header-rows>
          <table:table-row>
            <table:table-cell table:style-name="Table3.A1" office:value-type="string">
              <text:p text:style-name="Table_20_Heading">Cod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text:span text:style-name="Source_20_Text">%f</text:span></text:p>
          </table:table-cell>
          <table:table-cell table:style-name="Table3.B2" office:value-type="string">
            <text:p text:style-name="Table_20_Contents">A single file name, even if multiple files are selected. The system reading the desktop entry should recognize that the program in question cannot handle multiple file arguments, and it should should probably spawn and execute multiple copies of a program for each selected file if the program is not able to handle additional file arguments. If files are not on the local file system (i.e. are on HTTP or FTP locations), the files will be copied to the local file system and <text:span text:style-name="Source_20_Text">%f</text:span> will be expanded to point at the temporary file. Used for programs that do not understand the URL syntax. </text:p>
          </table:table-cell>
        </table:table-row>
        <table:table-row>
          <table:table-cell table:style-name="Table3.A2" office:value-type="string">
            <text:p text:style-name="Table_20_Contents"><text:span text:style-name="Source_20_Text">%F</text:span></text:p>
          </table:table-cell>
          <table:table-cell table:style-name="Table3.B2" office:value-type="string">
            <text:p text:style-name="Table_20_Contents">A list of files. Use for apps that can open several local files at once. Each file is passed as a separate argument to the executable program. </text:p>
          </table:table-cell>
        </table:table-row>
        <table:table-row>
          <table:table-cell table:style-name="Table3.A2" office:value-type="string">
            <text:p text:style-name="Table_20_Contents"><text:span text:style-name="Source_20_Text">%u</text:span></text:p>
          </table:table-cell>
          <table:table-cell table:style-name="Table3.B2" office:value-type="string">
            <text:p text:style-name="Table_20_Contents">A single URL. Local files may either be passed as file: URLs or as file path. </text:p>
          </table:table-cell>
        </table:table-row>
        <table:table-row>
          <table:table-cell table:style-name="Table3.A2" office:value-type="string">
            <text:p text:style-name="Table_20_Contents"><text:span text:style-name="Source_20_Text">%U</text:span></text:p>
          </table:table-cell>
          <table:table-cell table:style-name="Table3.B2" office:value-type="string">
            <text:p text:style-name="Table_20_Contents">A list of URLs. Each URL is passed as a separate argument to the executable program. Local files may either be passed as file: URLs or as file path. </text:p>
          </table:table-cell>
        </table:table-row>
        <text:soft-page-break/>
        <table:table-row>
          <table:table-cell table:style-name="Table3.A2" office:value-type="string">
            <text:p text:style-name="Table_20_Contents"><text:span text:style-name="Source_20_Text">%d</text:span></text:p>
          </table:table-cell>
          <table:table-cell table:style-name="Table3.B2" office:value-type="string">
            <text:p text:style-name="Table_20_Contents">Deprecated. </text:p>
          </table:table-cell>
        </table:table-row>
        <table:table-row>
          <table:table-cell table:style-name="Table3.A2" office:value-type="string">
            <text:p text:style-name="Table_20_Contents"><text:span text:style-name="Source_20_Text">%D</text:span></text:p>
          </table:table-cell>
          <table:table-cell table:style-name="Table3.B2" office:value-type="string">
            <text:p text:style-name="Table_20_Contents">Deprecated. </text:p>
          </table:table-cell>
        </table:table-row>
        <table:table-row>
          <table:table-cell table:style-name="Table3.A2" office:value-type="string">
            <text:p text:style-name="Table_20_Contents"><text:span text:style-name="Source_20_Text">%n</text:span></text:p>
          </table:table-cell>
          <table:table-cell table:style-name="Table3.B2" office:value-type="string">
            <text:p text:style-name="Table_20_Contents">Deprecated. </text:p>
          </table:table-cell>
        </table:table-row>
        <table:table-row>
          <table:table-cell table:style-name="Table3.A2" office:value-type="string">
            <text:p text:style-name="Table_20_Contents"><text:span text:style-name="Source_20_Text">%N</text:span></text:p>
          </table:table-cell>
          <table:table-cell table:style-name="Table3.B2" office:value-type="string">
            <text:p text:style-name="Table_20_Contents">Deprecated. </text:p>
          </table:table-cell>
        </table:table-row>
        <table:table-row>
          <table:table-cell table:style-name="Table3.A2" office:value-type="string">
            <text:p text:style-name="Table_20_Contents"><text:span text:style-name="Source_20_Text">%i</text:span></text:p>
          </table:table-cell>
          <table:table-cell table:style-name="Table3.B2" office:value-type="string">
            <text:p text:style-name="Table_20_Contents">The <text:span text:style-name="Source_20_Text">Icon</text:span> key of the desktop entry expanded as two arguments, first <text:span text:style-name="Source_20_Text">--icon</text:span> and then the value of the <text:span text:style-name="Source_20_Text">Icon</text:span> key. Should not expand to any arguments if the <text:span text:style-name="Source_20_Text">Icon</text:span> key is empty or missing. </text:p>
          </table:table-cell>
        </table:table-row>
        <table:table-row>
          <table:table-cell table:style-name="Table3.A2" office:value-type="string">
            <text:p text:style-name="Table_20_Contents"><text:span text:style-name="Source_20_Text">%c</text:span></text:p>
          </table:table-cell>
          <table:table-cell table:style-name="Table3.B2" office:value-type="string">
            <text:p text:style-name="Table_20_Contents">The translated name of the application as listed in the appropriate <text:span text:style-name="Source_20_Text">Name</text:span> key in the desktop entry. </text:p>
          </table:table-cell>
        </table:table-row>
        <table:table-row>
          <table:table-cell table:style-name="Table3.A2" office:value-type="string">
            <text:p text:style-name="Table_20_Contents"><text:span text:style-name="Source_20_Text">%k</text:span></text:p>
          </table:table-cell>
          <table:table-cell table:style-name="Table3.B2" office:value-type="string">
            <text:p text:style-name="Table_20_Contents">The location of the desktop file as either a URI (if for example gotten from the vfolder system) or a local filename or empty if no location is known. </text:p>
          </table:table-cell>
        </table:table-row>
        <table:table-row>
          <table:table-cell table:style-name="Table3.A2" office:value-type="string">
            <text:p text:style-name="Table_20_Contents"><text:span text:style-name="Source_20_Text">%v</text:span></text:p>
          </table:table-cell>
          <table:table-cell table:style-name="Table3.B2" office:value-type="string">
            <text:p text:style-name="Table_20_Contents">Deprecated. </text:p>
          </table:table-cell>
        </table:table-row>
        <table:table-row>
          <table:table-cell table:style-name="Table3.A2" office:value-type="string">
            <text:p text:style-name="Table_20_Contents"><text:span text:style-name="Source_20_Text">%m</text:span></text:p>
          </table:table-cell>
          <table:table-cell table:style-name="Table3.B2" office:value-type="string">
            <text:p text:style-name="Table_20_Contents">Deprecated. </text:p>
          </table:table-cell>
        </table:table-row>
      </table:table>
      <text:p text:style-name="Text_20_body">A command line may contain at most one %f, %u, %F or %U field code. If the application should not open any file the %f, %u, %F and %U field codes must be removed from the command line and ignored. </text:p>
      <text:p text:style-name="Text_20_body">Field codes must not be used inside a quoted argument, the result of field code expansion inside a quoted argument is undefined. The %F and %U field codes may only be used as an argument on their own. </text:p>
      <text:h text:style-name="Heading_20_2" text:outline-level="2"><text:bookmark text:name="dbus"/>D-Bus Activation</text:h>
      <text:p text:style-name="Text_20_body">Applications that support being launched by D-Bus must implement the following interface (given in D-Bus introspection XML format): </text:p>
      <text:p text:style-name="Preformatted_20_Text"><text:s text:c="2"/>&lt;interface name='org.freedesktop.Application'&gt;</text:p>
      <text:p text:style-name="Preformatted_20_Text"><text:s text:c="4"/>&lt;method name='Activate'&gt;</text:p>
      <text:p text:style-name="Preformatted_20_Text"><text:s text:c="6"/>&lt;arg type='a{sv}' name='platform_data' direction='in'/&gt;</text:p>
      <text:p text:style-name="Preformatted_20_Text"><text:s text:c="4"/>&lt;/method&gt;</text:p>
      <text:p text:style-name="Preformatted_20_Text"><text:s text:c="4"/>&lt;method name='Open'&gt;</text:p>
      <text:p text:style-name="Preformatted_20_Text"><text:s text:c="6"/>&lt;arg type='as' name='uris' direction='in'/&gt;</text:p>
      <text:p text:style-name="Preformatted_20_Text"><text:s text:c="6"/>&lt;arg type='a{sv}' name='platform_data' direction='in'/&gt;</text:p>
      <text:p text:style-name="Preformatted_20_Text"><text:s text:c="4"/>&lt;/method&gt;</text:p>
      <text:p text:style-name="Preformatted_20_Text"><text:s text:c="4"/>&lt;method name='ActivateAction'&gt;</text:p>
      <text:p text:style-name="Preformatted_20_Text"><text:s text:c="6"/>&lt;arg type='s' name='action_name' direction='in'/&gt;</text:p>
      <text:p text:style-name="Preformatted_20_Text"><text:s text:c="6"/>&lt;arg type='av' name='parameter' direction='in'/&gt;</text:p>
      <text:p text:style-name="Preformatted_20_Text"><text:s text:c="6"/>&lt;arg type='a{sv}' name='platform_data' direction='in'/&gt;</text:p>
      <text:p text:style-name="Preformatted_20_Text"><text:s text:c="4"/>&lt;/method&gt;</text:p>
      <text:p text:style-name="Preformatted_20_Text"><text:s text:c="2"/>&lt;/interface&gt;</text:p>
      <text:p text:style-name="P10"><text:s text:c="4"/></text:p>
      <text:p text:style-name="Text_20_body">The application must name its desktop file in accordance with the naming recommendations in the introduction section (e.g. the filename must be like <text:span text:style-name="Source_20_Text">org.example.FooViewer.desktop</text:span>). The application must have a D-Bus service activatable at the well-known name that is equal to the desktop file name with the <text:span text:style-name="Source_20_Text">.desktop</text:span> portion removed (for our example, <text:span text:style-name="Source_20_Text">org.example.FooViewer</text:span>). The above interface must be implemented at an object path determined as follows: starting with the well-known D-Bus name of the application, change all dots to slashes and prefix a slash. For our example, this is <text:span text:style-name="Source_20_Text">/org/example/FooViewer</text:span>. </text:p>
      <text:p text:style-name="Text_20_body">The <text:span text:style-name="Source_20_Text">Activate</text:span> method is called when the application is started without files to open. </text:p>
      <text:p text:style-name="Text_20_body"><text:soft-page-break/>The <text:span text:style-name="Source_20_Text">Open</text:span> method is called when the application is started with files. The array of strings is an array of URIs, in UTF-8. </text:p>
      <text:p text:style-name="Text_20_body">The <text:span text:style-name="Source_20_Text">ActivateAction</text:span> method is called when <text:a xlink:type="simple" xlink:href="https://specifications.freedesktop.org/desktop-entry-spec/desktop-entry-spec-latest.html#extra-actions">Desktop Actions</text:a> are activated. The <text:span text:style-name="Source_20_Text">action-name</text:span> parameter is the name of the action. </text:p>
      <text:p text:style-name="Text_20_body">All methods take a <text:span text:style-name="Source_20_Text">platform-data</text:span> argument that is used in a similar way to how environment variables might be used. Currently, only one field is defined by the specification: <text:span text:style-name="Source_20_Text">desktop-startup-id</text:span>. This should be a string of the same value as would be stored in the <text:span text:style-name="Source_20_Text">DESKTOP_STARTUP_ID</text:span> environment variable, as specified by the <text:a xlink:type="simple" xlink:href="http://www.freedesktop.org/Standards/startup-notification-spec" office:target-frame-name="_top" xlink:show="replace">Startup Notification Protocol Specification</text:a>. </text:p>
      <text:h text:style-name="Heading_20_2" text:outline-level="2"><text:bookmark text:name="interfaces"/>Interfaces</text:h>
      <text:p text:style-name="Text_20_body">The <text:span text:style-name="Source_20_Text">Implements</text:span> key can be used to declare one or more interfaces that a desktop file implements. </text:p>
      <text:p text:style-name="Text_20_body">Each interface name must follow the rules used for D-Bus interface names, but other than that, they have no particular meaning. For instance, listing an interface here does not necessarily mean that this application implements that D-Bus interface or even that such a D-Bus interface exists. It is entirely up to the entity who defined a particular interface to define what it means to implement it. </text:p>
      <text:p text:style-name="Text_20_body">Although it is entirely up to the designer of the interface to decide what a given interface name means, here are some recommended "best practices": </text:p>
      <text:list xml:id="list766769197" text:style-name="L2">
        <text:list-item>
          <text:p text:style-name="P3">interfaces should require that application is DBusActivatable, including the requirement that the application's desktop file is named using the D-Bus "reverse DNS" convention </text:p>
        </text:list-item>
        <text:list-item>
          <text:p text:style-name="P3">the interface name should correspond to a D-Bus interface that the application exports on the same object path as it exports the org.freedesktop.Application interface </text:p>
        </text:list-item>
        <text:list-item>
          <text:p text:style-name="P3">if the interface wishes to allow for details about the implementation, it should do so by specifying that implementers add a group in their desktop file with the same name as the interface (eg: "[org.freedesktop.ImageAcquire]") </text:p>
        </text:list-item>
      </text:list>
      <text:p text:style-name="Text_20_body">Recommendations notwithstanding, interfaces could specify almost any imaginable requirement including such (ridiculous) things as "when launched via the Exec line, the application is expected to present a window with the _FOO_IDENTIFIER property set, at which point an X client message will be sent to that window". Another example is "all implementations of this interface are expected to be marked NoDisplay and, on launch, will present no windows and will delete all of the user's files without confirmation". </text:p>
      <text:p text:style-name="Text_20_body">Interface definers should take care to keep issues of backward and forward compatibility in mind when designing their interfaces. </text:p>
      <text:h text:style-name="Heading_20_2" text:outline-level="2"><text:bookmark text:name="mime-types"/>Registering MIME Types</text:h>
      <text:p text:style-name="Text_20_body">The <text:span text:style-name="Source_20_Text">MimeType</text:span> key is used to indicate the MIME Types that an application knows how to handle. It is expected that for some applications this list could become long. An application is expected to be able to reasonably open files of these types using the command listed in the <text:span text:style-name="Source_20_Text">Exec</text:span> key. </text:p>
      <text:p text:style-name="Text_20_body">There should be no priority for MIME Types in this field, or any form of priority in the desktop file. Priority for applications is handled external to the <text:span text:style-name="Source_20_Text">.desktop</text:span> files. </text:p>
      <text:h text:style-name="Heading_20_2" text:outline-level="2"><text:bookmark text:name="extra-actions"/>Additional applications actions</text:h>
      <text:p text:style-name="Text_20_body">Desktop entries of type Application can include one or more actions. An action represents an <text:soft-page-break/>additional way to invoke the application. Application launchers should expose them to the user (for example, as a submenu) within the context of the application. This is used to build so called "Quicklists" or "Jumplists". </text:p>
      <text:h text:style-name="Heading_20_3" text:outline-level="3"><text:bookmark text:name="extra-actions-identifier"/>Action identifier</text:h>
      <text:p text:style-name="Text_20_body">Each action is identified by a string, following the same format as key names (see <text:a xlink:type="simple" xlink:href="https://specifications.freedesktop.org/desktop-entry-spec/desktop-entry-spec-latest.html#entries">the section called “Entries”</text:a>). Each identifier is associated with an action group that must be present in the <text:span text:style-name="Source_20_Text">.desktop</text:span> file. The action group is a group named <text:span text:style-name="Source_20_Text">Desktop Action %s</text:span>, where <text:span text:style-name="Source_20_Text">%s</text:span> is the action identifier. </text:p>
      <text:p text:style-name="Text_20_body">It is not valid to have an action group for an action identifier not mentioned in the <text:span text:style-name="Source_20_Text">Actions</text:span> key. Such an action group must be ignored by implementors. </text:p>
      <text:h text:style-name="Heading_20_3" text:outline-level="3"><text:bookmark text:name="extra-actions-keys"/>Action keys</text:h>
      <text:p text:style-name="Text_20_body">The following keys are supported within each action group. If a REQUIRED key is not present in an action group, then the implementor should ignore this action. </text:p>
      <text:p text:style-name="P1"><text:bookmark text:name="idm139653239223184"/>Table 3. Action Specific Key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Key</text:p>
            </table:table-cell>
            <table:table-cell table:style-name="Table4.A1" office:value-type="string">
              <text:p text:style-name="Table_20_Heading">Description</text:p>
            </table:table-cell>
            <table:table-cell table:style-name="Table4.A1" office:value-type="string">
              <text:p text:style-name="Table_20_Heading">Value Type</text:p>
            </table:table-cell>
            <table:table-cell table:style-name="Table4.A1" office:value-type="string">
              <text:p text:style-name="Table_20_Heading">REQ?</text:p>
            </table:table-cell>
            <table:table-cell table:style-name="Table4.E1" office:value-type="string">
              <text:p text:style-name="Table_20_Contents"> </text:p>
            </table:table-cell>
          </table:table-row>
        </table:table-header-rows>
        <table:table-row>
          <table:table-cell table:style-name="Table4.A2" office:value-type="string">
            <text:p text:style-name="Table_20_Contents"><text:bookmark text:name="key-action-group-name"/><text:span text:style-name="Source_20_Text">Name</text:span></text:p>
          </table:table-cell>
          <table:table-cell table:style-name="Table4.A2" office:value-type="string">
            <text:p text:style-name="Table_20_Contents">Label that will be shown to the user. Since actions are always shown in the context of a specific application (that is, as a submenu of a launcher), this only needs to be unambiguous within one application and should not include the application name. </text:p>
          </table:table-cell>
          <table:table-cell table:style-name="Table4.A2" office:value-type="string">
            <text:p text:style-name="Table_20_Contents">localestring</text:p>
          </table:table-cell>
          <table:table-cell table:style-name="Table4.A2" office:value-type="string">
            <text:p text:style-name="Table_20_Contents">YES</text:p>
          </table:table-cell>
          <table:table-cell table:style-name="Table4.E2" office:value-type="string">
            <text:p text:style-name="Table_20_Contents"> </text:p>
          </table:table-cell>
        </table:table-row>
        <table:table-row>
          <table:table-cell table:style-name="Table4.A2" office:value-type="string">
            <text:p text:style-name="Table_20_Contents"><text:bookmark text:name="key-action-group-icon"/><text:span text:style-name="Source_20_Text">Icon</text:span></text:p>
          </table:table-cell>
          <table:table-cell table:style-name="Table4.A2" office:value-type="string">
            <text:p text:style-name="Table_20_Contents">Icon to be shown togheter with the action. If the name is an absolute path, the given file will be used. If the name is not an absolute path, the algorithm described in the <text:a xlink:type="simple" xlink:href="http://freedesktop.org/wiki/Standards/icon-theme-spec" office:target-frame-name="_top" xlink:show="replace">Icon Theme Specification</text:a> will be used to locate the icon. Implementations may choose to ignore it. </text:p>
          </table:table-cell>
          <table:table-cell table:style-name="Table4.A2" office:value-type="string">
            <text:p text:style-name="Table_20_Contents">localestring</text:p>
          </table:table-cell>
          <table:table-cell table:style-name="Table4.A2" office:value-type="string">
            <text:p text:style-name="Table_20_Contents">NO</text:p>
          </table:table-cell>
          <table:table-cell table:style-name="Table4.E2" office:value-type="string">
            <text:p text:style-name="Table_20_Contents"> </text:p>
          </table:table-cell>
        </table:table-row>
        <table:table-row>
          <table:table-cell table:style-name="Table4.A2" office:value-type="string">
            <text:p text:style-name="Table_20_Contents"><text:bookmark text:name="key-action-group-exec"/><text:span text:style-name="Source_20_Text">Exec</text:span></text:p>
          </table:table-cell>
          <table:table-cell table:style-name="Table4.A2" office:value-type="string">
            <text:p text:style-name="Table_20_Contents">Program to execute for this action, possibly with arguments. See the <text:a xlink:type="simple" xlink:href="https://specifications.freedesktop.org/desktop-entry-spec/desktop-entry-spec-latest.html#exec-variables"><text:span text:style-name="Source_20_Text">Exec</text:span></text:a><text:a xlink:type="simple" xlink:href="https://specifications.freedesktop.org/desktop-entry-spec/desktop-entry-spec-latest.html#exec-variables"> key</text:a> for details on how this key works. The <text:span text:style-name="Source_20_Text">Exec</text:span> key is required if <text:span text:style-name="Source_20_Text">DBusActivatable</text:span> is not set to <text:span text:style-name="Source_20_Text">true</text:span> in the main desktop entry group. Even if <text:span text:style-name="Source_20_Text">DBusActivatable</text:span> is <text:span text:style-name="Source_20_Text">true</text:span>, <text:span text:style-name="Source_20_Text">Exec</text:span> should be specified for compatibility with implementations that do not understand <text:span text:style-name="Source_20_Text">DBusActivatable</text:span>. </text:p>
          </table:table-cell>
          <table:table-cell table:style-name="Table4.A2" office:value-type="string">
            <text:p text:style-name="Table_20_Contents">string</text:p>
          </table:table-cell>
          <table:table-cell table:style-name="Table4.A2" office:value-type="string">
            <text:p text:style-name="Table_20_Contents">NO</text:p>
          </table:table-cell>
          <table:table-cell table:style-name="Table4.E2" office:value-type="string">
            <text:p text:style-name="Table_20_Contents"> </text:p>
          </table:table-cell>
        </table:table-row>
      </table:table>
      <text:p text:style-name="Text_20_body"/>
      <text:h text:style-name="Heading_20_3" text:outline-level="3"><text:bookmark text:name="extra-actions-implementation-notes"/>Implementation notes</text:h>
      <text:p text:style-name="Text_20_body">Application actions should be supported by implementors. However, in case they are not supported, implementors can simply ignore the <text:span text:style-name="Source_20_Text">Actions</text:span> key and the associated <text:span text:style-name="Source_20_Text">Desktop Action</text:span> action groups, and keep using the <text:span text:style-name="Source_20_Text">Desktop Entry</text:span> group: the primary way to describe and invoke the application is through the Name, Icon and Exec keys from the <text:span text:style-name="Source_20_Text">Desktop Entry</text:span> group. </text:p>
      <text:p text:style-name="Text_20_body">It is not expected that other desktop components showing application lists (software installers, for instance) will provide any user interface for these actions. Therefore applications must only include actions that make sense as general launchers. </text:p>
      <text:h text:style-name="Heading_20_2" text:outline-level="2"><text:bookmark text:name="extending"/>Extending the format</text:h>
      <text:p text:style-name="Text_20_body">If the standard is to be amended with a new <text:span text:style-name="Source_20_Text">{key,value}</text:span> pair which should be applicable to all supporting parties, a group discussion will take place. This is the preferred method for introducing <text:soft-page-break/>changes. If one particular party wishes to add a field for personal use, they should prefix the key with the string <text:span text:style-name="Source_20_Text">X-</text:span><text:span text:style-name="Source_20_Text"><text:span text:style-name="Emphasis">PRODUCT</text:span></text:span>, e.g. <text:span text:style-name="Source_20_Text">X-NewDesktop-Foo</text:span>, following the precedent set by other IETF and RFC standards. </text:p>
      <text:p text:style-name="Text_20_body">Alternatively, fields can be placed in their own group, where they may then have arbitrary key names. If this is the case, the group should follow the scheme outlined above, i.e. <text:span text:style-name="Source_20_Text">[X-</text:span><text:span text:style-name="Emphasis"><text:span text:style-name="Source_20_Text">PRODUCT</text:span></text:span><text:span text:style-name="Source_20_Text"> </text:span><text:span text:style-name="Emphasis"><text:span text:style-name="Source_20_Text">GROUPNAME</text:span></text:span><text:span text:style-name="Source_20_Text">]</text:span> or something similar. These steps will avoid namespace clashes between different yet similar environments. </text:p>
      <text:h text:style-name="Heading_20_2" text:outline-level="2"><text:bookmark text:name="example"/>A. Example Desktop Entry File</text:h>
      <text:p text:style-name="Preformatted_20_Text">[Desktop Entry]</text:p>
      <text:p text:style-name="Preformatted_20_Text">Version=1.0</text:p>
      <text:p text:style-name="Preformatted_20_Text">Type=Application</text:p>
      <text:p text:style-name="Preformatted_20_Text">Name=Foo Viewer</text:p>
      <text:p text:style-name="Preformatted_20_Text">Comment=The best viewer for Foo objects available!</text:p>
      <text:p text:style-name="Preformatted_20_Text">TryExec=fooview</text:p>
      <text:p text:style-name="Preformatted_20_Text">Exec=fooview %F</text:p>
      <text:p text:style-name="Preformatted_20_Text">Icon=fooview</text:p>
      <text:p text:style-name="Preformatted_20_Text">MimeType=image/x-foo;</text:p>
      <text:p text:style-name="Preformatted_20_Text">Actions=Gallery;Create;</text:p>
      <text:p text:style-name="Preformatted_20_Text"/>
      <text:p text:style-name="Preformatted_20_Text">[Desktop Action Gallery]</text:p>
      <text:p text:style-name="Preformatted_20_Text">Exec=fooview --gallery</text:p>
      <text:p text:style-name="Preformatted_20_Text">Name=Browse Gallery</text:p>
      <text:p text:style-name="Preformatted_20_Text"/>
      <text:p text:style-name="Preformatted_20_Text">[Desktop Action Create]</text:p>
      <text:p text:style-name="Preformatted_20_Text">Exec=fooview --create-new</text:p>
      <text:p text:style-name="Preformatted_20_Text">Name=Create a new Foo!</text:p>
      <text:p text:style-name="Preformatted_20_Text">Icon=fooview-new</text:p>
      <text:p text:style-name="P10"><text:s text:c="4"/></text:p>
      <text:h text:style-name="Heading_20_2" text:outline-level="2"><text:bookmark text:name="kde-items"/>B. Currently reserved for use within KDE</text:h>
      <text:p text:style-name="Text_20_body">For historical reasons KDE is using some KDE-specific extensions that are currently not prefixed by a <text:span text:style-name="Source_20_Text">X-KDE-</text:span> prefix. </text:p>
      <text:list xml:id="list268086241" text:style-name="L3">
        <text:list-item>
          <text:p text:style-name="P4">KDE specific keys: <text:span text:style-name="Source_20_Text">ServiceTypes</text:span>, <text:span text:style-name="Source_20_Text">DocPath</text:span>, <text:span text:style-name="Source_20_Text">InitialPreference</text:span> </text:p>
        </text:list-item>
        <text:list-item>
          <text:p text:style-name="P4">KDE specific types: <text:span text:style-name="Source_20_Text">ServiceType</text:span>, <text:span text:style-name="Source_20_Text">Service</text:span> and <text:span text:style-name="Source_20_Text">FSDevice</text:span> </text:p>
        </text:list-item>
      </text:list>
      <text:p text:style-name="Text_20_body">KDE also used the <text:span text:style-name="Source_20_Text">Keywords</text:span> key before it was standardized, using commas instead of semi-colons as separators. At the time of standardization, the field had been prefixed with a <text:span text:style-name="Source_20_Text">X-KDE</text:span> prefix, but the Trinity fork still used the non-prefixed variant. </text:p>
      <text:p text:style-name="Text_20_body">KDE uses the following additional keys for desktop entries of the <text:span text:style-name="Source_20_Text">FSDevice</text:span> type. </text:p>
      <text:p text:style-name="P1"><text:bookmark text:name="idm139653239185776"/>Table B.1. FSDevice Specific Key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Key</text:p>
            </table:table-cell>
            <table:table-cell table:style-name="Table5.A1" office:value-type="string">
              <text:p text:style-name="Table_20_Heading">Description</text:p>
            </table:table-cell>
            <table:table-cell table:style-name="Table5.C1" office:value-type="string">
              <text:p text:style-name="Table_20_Heading">Value Type</text:p>
            </table:table-cell>
          </table:table-row>
        </table:table-header-rows>
        <table:table-row>
          <table:table-cell table:style-name="Table5.A2" office:value-type="string">
            <text:p text:style-name="Table_20_Contents"><text:bookmark text:name="key-dev"/><text:span text:style-name="Source_20_Text">Dev</text:span></text:p>
          </table:table-cell>
          <table:table-cell table:style-name="Table5.A2" office:value-type="string">
            <text:p text:style-name="Table_20_Contents">The device to mount. </text:p>
          </table:table-cell>
          <table:table-cell table:style-name="Table5.C2" office:value-type="string">
            <text:p text:style-name="Table_20_Contents">string</text:p>
          </table:table-cell>
        </table:table-row>
        <table:table-row>
          <table:table-cell table:style-name="Table5.A2" office:value-type="string">
            <text:p text:style-name="Table_20_Contents"><text:bookmark text:name="key-fstype"/><text:span text:style-name="Source_20_Text">FSType</text:span></text:p>
          </table:table-cell>
          <table:table-cell table:style-name="Table5.A2" office:value-type="string">
            <text:p text:style-name="Table_20_Contents">The type of file system to try to mount. </text:p>
          </table:table-cell>
          <table:table-cell table:style-name="Table5.C2" office:value-type="string">
            <text:p text:style-name="Table_20_Contents">string</text:p>
          </table:table-cell>
        </table:table-row>
        <table:table-row>
          <table:table-cell table:style-name="Table5.A2" office:value-type="string">
            <text:p text:style-name="Table_20_Contents"><text:bookmark text:name="key-mountpoint"/><text:span text:style-name="Source_20_Text">MountPoint</text:span></text:p>
          </table:table-cell>
          <table:table-cell table:style-name="Table5.A2" office:value-type="string">
            <text:p text:style-name="Table_20_Contents">The mount point of the device in question. </text:p>
          </table:table-cell>
          <table:table-cell table:style-name="Table5.C2" office:value-type="string">
            <text:p text:style-name="Table_20_Contents">string</text:p>
          </table:table-cell>
        </table:table-row>
        <table:table-row>
          <table:table-cell table:style-name="Table5.A2" office:value-type="string">
            <text:p text:style-name="Table_20_Contents"><text:bookmark text:name="key-readonly"/><text:span text:style-name="Source_20_Text">ReadOnly</text:span></text:p>
          </table:table-cell>
          <table:table-cell table:style-name="Table5.A2" office:value-type="string">
            <text:p text:style-name="Table_20_Contents">Specifies whether or not the device is read only. </text:p>
          </table:table-cell>
          <table:table-cell table:style-name="Table5.C2" office:value-type="string">
            <text:p text:style-name="Table_20_Contents">boolean</text:p>
          </table:table-cell>
        </table:table-row>
        <table:table-row>
          <table:table-cell table:style-name="Table5.A2" office:value-type="string">
            <text:p text:style-name="Table_20_Contents"><text:bookmark text:name="key-unmounticon"/><text:span text:style-name="Source_20_Text">UnmountIcon</text:span></text:p>
          </table:table-cell>
          <table:table-cell table:style-name="Table5.A2" office:value-type="string">
            <text:p text:style-name="Table_20_Contents">Icon to display when device is not mounted. Mounted devices display icon from the <text:span text:style-name="Source_20_Text">Icon</text:span> key. </text:p>
          </table:table-cell>
          <table:table-cell table:style-name="Table5.C2" office:value-type="string">
            <text:p text:style-name="Table_20_Contents">localestring</text:p>
          </table:table-cell>
        </table:table-row>
      </table:table>
      <text:p text:style-name="Text_20_body"><text:soft-page-break/></text:p>
      <text:h text:style-name="Heading_20_2" text:outline-level="2"><text:bookmark text:name="deprecated-items"/>C. Deprecated Items</text:h>
      <text:p text:style-name="Text_20_body">As this standard is quite old there are some deprecated items that may or may not be used by several implementations. </text:p>
      <text:list xml:id="list1107778769" text:style-name="L4">
        <text:list-item>
          <text:p text:style-name="P5"><text:span text:style-name="Source_20_Text">Type=MimeType</text:span> is deprecated as there is a new standard for this now, see the <text:a xlink:type="simple" xlink:href="http://www.freedesktop.org/Standards/shared-mime-info-spec" office:target-frame-name="_top" xlink:show="replace">Shared MIME-info Database specification</text:a> for more information. In consequence the Keys <text:span text:style-name="Source_20_Text">Patterns</text:span> (various file name extensions associated with the MIME type) and <text:span text:style-name="Source_20_Text">DefaultApp</text:span> (the default application associated with this MIME type) are also deprecated. </text:p>
        </text:list-item>
        <text:list-item>
          <text:p text:style-name="P5">Using <text:span text:style-name="Source_20_Text">.kdelnk</text:span> instead of <text:span text:style-name="Source_20_Text">.desktop</text:span> as the file extension is deprecated. </text:p>
        </text:list-item>
        <text:list-item>
          <text:p text:style-name="P5">Using <text:span text:style-name="Source_20_Text">[KDE Desktop Entry]</text:span> instead of <text:span text:style-name="Source_20_Text">[Desktop Entry]</text:span> as header is deprecated. </text:p>
        </text:list-item>
        <text:list-item>
          <text:p text:style-name="P5">The <text:span text:style-name="Source_20_Text">Encoding</text:span> key is deprecated. It was used to specify whether keys of type <text:span text:style-name="Source_20_Text">localestring</text:span> were encoded in UTF-8 or in the specified locale. Possible values are <text:span text:style-name="Source_20_Text">UTF-8</text:span> and <text:span text:style-name="Source_20_Text">Legacy-Mixed</text:span>. See <text:a xlink:type="simple" xlink:href="https://specifications.freedesktop.org/desktop-entry-spec/desktop-entry-spec-latest.html#legacy-mixed">Appendix D, </text:a><text:a xlink:type="simple" xlink:href="https://specifications.freedesktop.org/desktop-entry-spec/desktop-entry-spec-latest.html#legacy-mixed"><text:span text:style-name="T1">The </text:span></text:a><text:a xlink:type="simple" xlink:href="https://specifications.freedesktop.org/desktop-entry-spec/desktop-entry-spec-latest.html#legacy-mixed"><text:span text:style-name="Source_20_Text"><text:span text:style-name="T1">Legacy-Mixed</text:span></text:span></text:a><text:a xlink:type="simple" xlink:href="https://specifications.freedesktop.org/desktop-entry-spec/desktop-entry-spec-latest.html#legacy-mixed"><text:span text:style-name="T1"> Encoding (Deprecated)</text:span></text:a> for more details. </text:p>
        </text:list-item>
        <text:list-item>
          <text:p text:style-name="P5">Deprecated <text:span text:style-name="Source_20_Text">Exec</text:span> field codes: <text:span text:style-name="Source_20_Text">%m</text:span> (the mini-icon associated with the desktop entry, this should be expanded as two arguments, <text:span text:style-name="Source_20_Text">--miniicon</text:span> and the content of the <text:span text:style-name="Source_20_Text">MiniIcon</text:span> key, it can also be ignored by expanding it to no arguments), %v (the device as listed in the <text:span text:style-name="Source_20_Text">Dev</text:span> key in the desktop file), %d (the directory of a file), %D (the directories of files), %n (the base name of a file) and %N (the base names of files). </text:p>
        </text:list-item>
        <text:list-item>
          <text:p text:style-name="P5">Deprecated keys: <text:span text:style-name="Source_20_Text">MiniIcon</text:span> (small icon for menus, etc.), <text:span text:style-name="Source_20_Text">TerminalOptions</text:span> (if the program runs in a terminal, any options that should be passed to the terminal emulator before actually executing the program), <text:span text:style-name="Source_20_Text">Protocols</text:span>, <text:span text:style-name="Source_20_Text">Extensions</text:span>, <text:span text:style-name="Source_20_Text">BinaryPattern</text:span>, <text:span text:style-name="Source_20_Text">MapNotify</text:span>. </text:p>
        </text:list-item>
        <text:list-item>
          <text:p text:style-name="P5">The <text:span text:style-name="Source_20_Text">SwallowTitle</text:span> and <text:span text:style-name="Source_20_Text">SwallowExec</text:span> keys are deprecated. The <text:span text:style-name="Source_20_Text">SwallowTitle</text:span> key is of type <text:span text:style-name="Source_20_Text">localestring</text:span> and specifies the title of the window if is swallowed onto the panel. The <text:span text:style-name="Source_20_Text">SwallowExec</text:span> key is of type <text:span text:style-name="Source_20_Text">string</text:span> and specifies the program to exec if swallowed app is clicked. </text:p>
        </text:list-item>
        <text:list-item>
          <text:p text:style-name="P5">The <text:span text:style-name="Source_20_Text">SortOrder</text:span> key is deprecated. It is of type <text:span text:style-name="Source_20_Text">string(s)</text:span> and may be used to specify the order in which to display files. The <text:a xlink:type="simple" xlink:href="http://www.freedesktop.org/Standards/menu-spec" office:target-frame-name="_top" xlink:show="replace">Desktop Menu Specification</text:a> defines another mechanism for defining the order of menu items. </text:p>
        </text:list-item>
        <text:list-item>
          <text:p text:style-name="P5">The <text:span text:style-name="Source_20_Text">FilePattern</text:span> key is deprecated. The value is a list of regular expressions to match against for a file manager to determine if this entry's icon should be displayed. Usually simply the name of the main executable and friends. </text:p>
        </text:list-item>
        <text:list-item>
          <text:p text:style-name="P5">Historically some booleans have been represented by the numeric entries <text:span text:style-name="Source_20_Text">0</text:span> or <text:span text:style-name="Source_20_Text">1</text:span>. With this version of the standard they are now to be represented as a boolean string. However, if an implementation is reading a pre-1.0 desktop entry, it should interpret <text:span text:style-name="Source_20_Text">0</text:span> and <text:span text:style-name="Source_20_Text">1</text:span> as <text:span text:style-name="Source_20_Text">false</text:span> and <text:span text:style-name="Source_20_Text">true</text:span>, respectively. </text:p>
        </text:list-item>
        <text:list-item>
          <text:p text:style-name="P5">Historically lists have been comma separated. This is inconsistent with other lists which are separated by a semicolon. When reading a pre-1.0 desktop entry, comma separated lists should continue to be supported. </text:p>
        </text:list-item>
      </text:list>
      <text:h text:style-name="Heading_20_2" text:outline-level="2"><text:bookmark text:name="legacy-mixed"/><text:soft-page-break/>D. The <text:span text:style-name="Source_20_Text">Legacy-Mixed</text:span> Encoding (Deprecated)</text:h>
      <text:p text:style-name="Text_20_body">The <text:span text:style-name="Source_20_Text">Legacy-Mixed</text:span> encoding corresponds to the traditional encoding of desktop files in older versions of the GNOME and KDE desktop files. In this encoding, the encoding of each <text:span text:style-name="Source_20_Text">localestring</text:span> key is determined by the locale tag for that key, if any, instead of being UTF-8. For keys without a locale tag, the value must contain only ASCII characters. </text:p>
      <text:p text:style-name="Text_20_body">If the file specifies an unsupported encoding, the implementation should either ignore the file, or, if the user has requested a direct operation on the file (such as opening it for editing), display an appropriate error indication to the user. </text:p>
      <text:p text:style-name="Text_20_body">In the absence of an <text:span text:style-name="Source_20_Text">Encoding</text:span> key, the implementation may choose to autodetect the encoding of the file by using such factors as: </text:p>
      <text:list xml:id="list1680093988" text:style-name="L5">
        <text:list-item>
          <text:p text:style-name="P6">The location of the file on the file system </text:p>
        </text:list-item>
        <text:list-item>
          <text:p text:style-name="P6">Whether the contents of the file are valid UTF-8 </text:p>
        </text:list-item>
      </text:list>
      <text:p text:style-name="Text_20_body">If the implementation does not perform such auto-detection, it should treat a file without an <text:span text:style-name="Source_20_Text">Encoding</text:span> key in the same way as a file with an unsupported <text:span text:style-name="Source_20_Text">Encoding</text:span> key. </text:p>
      <text:p text:style-name="Text_20_body">If the locale tag includes an <text:span text:style-name="Source_20_Text">.</text:span><text:span text:style-name="Source_20_Text"><text:span text:style-name="Emphasis">ENCODING</text:span></text:span> part, then that determines the encoding for the line. Otherwise, the encoding is determined by the language, or <text:span text:style-name="Emphasis"><text:span text:style-name="Source_20_Text">lang</text:span></text:span><text:span text:style-name="Source_20_Text">_</text:span><text:span text:style-name="Source_20_Text"><text:span text:style-name="Emphasis">COUNTRY</text:span></text:span> pair from the locale tag, according to the following table. </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Encoding</text:p>
            </table:table-cell>
            <table:table-cell table:style-name="Table6.A1" office:value-type="string">
              <text:p text:style-name="Table_20_Heading">Aliases</text:p>
            </table:table-cell>
            <table:table-cell table:style-name="Table6.C1" office:value-type="string">
              <text:p text:style-name="Table_20_Heading">Tags</text:p>
            </table:table-cell>
          </table:table-row>
        </table:table-header-rows>
        <table:table-row>
          <table:table-cell table:style-name="Table6.A2" office:value-type="string">
            <text:p text:style-name="Table_20_Contents">ARMSCII-8 (*)</text:p>
          </table:table-cell>
          <table:table-cell table:style-name="Table6.A2" office:value-type="string">
            <text:p text:style-name="Table_20_Contents"> </text:p>
          </table:table-cell>
          <table:table-cell table:style-name="Table6.C2" office:value-type="string">
            <text:p text:style-name="Table_20_Contents">hy</text:p>
          </table:table-cell>
        </table:table-row>
        <table:table-row>
          <table:table-cell table:style-name="Table6.A2" office:value-type="string">
            <text:p text:style-name="Table_20_Contents">BIG5</text:p>
          </table:table-cell>
          <table:table-cell table:style-name="Table6.A2" office:value-type="string">
            <text:p text:style-name="Table_20_Contents"> </text:p>
          </table:table-cell>
          <table:table-cell table:style-name="Table6.C2" office:value-type="string">
            <text:p text:style-name="Table_20_Contents">zh_TW</text:p>
          </table:table-cell>
        </table:table-row>
        <table:table-row>
          <table:table-cell table:style-name="Table6.A2" office:value-type="string">
            <text:p text:style-name="Table_20_Contents">CP1251</text:p>
          </table:table-cell>
          <table:table-cell table:style-name="Table6.A2" office:value-type="string">
            <text:p text:style-name="Table_20_Contents"> </text:p>
          </table:table-cell>
          <table:table-cell table:style-name="Table6.C2" office:value-type="string">
            <text:p text:style-name="Table_20_Contents">be bg</text:p>
          </table:table-cell>
        </table:table-row>
        <table:table-row>
          <table:table-cell table:style-name="Table6.A2" office:value-type="string">
            <text:p text:style-name="Table_20_Contents">EUC-CN</text:p>
          </table:table-cell>
          <table:table-cell table:style-name="Table6.A2" office:value-type="string">
            <text:p text:style-name="Table_20_Contents">GB2312</text:p>
          </table:table-cell>
          <table:table-cell table:style-name="Table6.C2" office:value-type="string">
            <text:p text:style-name="Table_20_Contents">zh_CN</text:p>
          </table:table-cell>
        </table:table-row>
        <table:table-row>
          <table:table-cell table:style-name="Table6.A2" office:value-type="string">
            <text:p text:style-name="Table_20_Contents">EUC-JP</text:p>
          </table:table-cell>
          <table:table-cell table:style-name="Table6.A2" office:value-type="string">
            <text:p text:style-name="Table_20_Contents"> </text:p>
          </table:table-cell>
          <table:table-cell table:style-name="Table6.C2" office:value-type="string">
            <text:p text:style-name="Table_20_Contents">ja</text:p>
          </table:table-cell>
        </table:table-row>
        <table:table-row>
          <table:table-cell table:style-name="Table6.A2" office:value-type="string">
            <text:p text:style-name="Table_20_Contents">EUC-KR</text:p>
          </table:table-cell>
          <table:table-cell table:style-name="Table6.A2" office:value-type="string">
            <text:p text:style-name="Table_20_Contents"> </text:p>
          </table:table-cell>
          <table:table-cell table:style-name="Table6.C2" office:value-type="string">
            <text:p text:style-name="Table_20_Contents">ko</text:p>
          </table:table-cell>
        </table:table-row>
        <table:table-row>
          <table:table-cell table:style-name="Table6.A2" office:value-type="string">
            <text:p text:style-name="Table_20_Contents">GEORGIAN-ACADEMY (*)</text:p>
          </table:table-cell>
          <table:table-cell table:style-name="Table6.A2" office:value-type="string">
            <text:p text:style-name="Table_20_Contents"> </text:p>
          </table:table-cell>
          <table:table-cell table:style-name="Table6.C2" office:value-type="string">
            <text:p text:style-name="Table_20_Contents"> </text:p>
          </table:table-cell>
        </table:table-row>
        <table:table-row>
          <table:table-cell table:style-name="Table6.A2" office:value-type="string">
            <text:p text:style-name="Table_20_Contents">GEORGIAN-PS (*)</text:p>
          </table:table-cell>
          <table:table-cell table:style-name="Table6.A2" office:value-type="string">
            <text:p text:style-name="Table_20_Contents"> </text:p>
          </table:table-cell>
          <table:table-cell table:style-name="Table6.C2" office:value-type="string">
            <text:p text:style-name="Table_20_Contents">ka</text:p>
          </table:table-cell>
        </table:table-row>
        <table:table-row>
          <table:table-cell table:style-name="Table6.A2" office:value-type="string">
            <text:p text:style-name="Table_20_Contents">ISO-8859-1</text:p>
          </table:table-cell>
          <table:table-cell table:style-name="Table6.A2" office:value-type="string">
            <text:p text:style-name="Table_20_Contents"> </text:p>
          </table:table-cell>
          <table:table-cell table:style-name="Table6.C2" office:value-type="string">
            <text:p text:style-name="Table_20_Contents">br ca da de en es eu fi fr gl it nl no pt sv wa</text:p>
          </table:table-cell>
        </table:table-row>
        <table:table-row>
          <table:table-cell table:style-name="Table6.A2" office:value-type="string">
            <text:p text:style-name="Table_20_Contents">ISO-8859-2</text:p>
          </table:table-cell>
          <table:table-cell table:style-name="Table6.A2" office:value-type="string">
            <text:p text:style-name="Table_20_Contents"> </text:p>
          </table:table-cell>
          <table:table-cell table:style-name="Table6.C2" office:value-type="string">
            <text:p text:style-name="Table_20_Contents">cs hr hu pl ro sk sl sq sr</text:p>
          </table:table-cell>
        </table:table-row>
        <table:table-row>
          <table:table-cell table:style-name="Table6.A2" office:value-type="string">
            <text:p text:style-name="Table_20_Contents">ISO-8859-3 </text:p>
          </table:table-cell>
          <table:table-cell table:style-name="Table6.A2" office:value-type="string">
            <text:p text:style-name="Table_20_Contents"> </text:p>
          </table:table-cell>
          <table:table-cell table:style-name="Table6.C2" office:value-type="string">
            <text:p text:style-name="Table_20_Contents">eo</text:p>
          </table:table-cell>
        </table:table-row>
        <table:table-row>
          <table:table-cell table:style-name="Table6.A2" office:value-type="string">
            <text:p text:style-name="Table_20_Contents">ISO-8859-5</text:p>
          </table:table-cell>
          <table:table-cell table:style-name="Table6.A2" office:value-type="string">
            <text:p text:style-name="Table_20_Contents"> </text:p>
          </table:table-cell>
          <table:table-cell table:style-name="Table6.C2" office:value-type="string">
            <text:p text:style-name="Table_20_Contents">mk sp</text:p>
          </table:table-cell>
        </table:table-row>
        <table:table-row>
          <table:table-cell table:style-name="Table6.A2" office:value-type="string">
            <text:p text:style-name="Table_20_Contents">ISO-8859-7</text:p>
          </table:table-cell>
          <table:table-cell table:style-name="Table6.A2" office:value-type="string">
            <text:p text:style-name="Table_20_Contents"> </text:p>
          </table:table-cell>
          <table:table-cell table:style-name="Table6.C2" office:value-type="string">
            <text:p text:style-name="Table_20_Contents">el</text:p>
          </table:table-cell>
        </table:table-row>
        <table:table-row>
          <table:table-cell table:style-name="Table6.A2" office:value-type="string">
            <text:p text:style-name="Table_20_Contents">ISO-8859-9</text:p>
          </table:table-cell>
          <table:table-cell table:style-name="Table6.A2" office:value-type="string">
            <text:p text:style-name="Table_20_Contents"> </text:p>
          </table:table-cell>
          <table:table-cell table:style-name="Table6.C2" office:value-type="string">
            <text:p text:style-name="Table_20_Contents">tr</text:p>
          </table:table-cell>
        </table:table-row>
        <table:table-row>
          <table:table-cell table:style-name="Table6.A2" office:value-type="string">
            <text:p text:style-name="Table_20_Contents">ISO-8859-13</text:p>
          </table:table-cell>
          <table:table-cell table:style-name="Table6.A2" office:value-type="string">
            <text:p text:style-name="Table_20_Contents"> </text:p>
          </table:table-cell>
          <table:table-cell table:style-name="Table6.C2" office:value-type="string">
            <text:p text:style-name="Table_20_Contents">lt lv mi</text:p>
          </table:table-cell>
        </table:table-row>
        <table:table-row>
          <table:table-cell table:style-name="Table6.A2" office:value-type="string">
            <text:p text:style-name="Table_20_Contents">ISO-8859-14</text:p>
          </table:table-cell>
          <table:table-cell table:style-name="Table6.A2" office:value-type="string">
            <text:p text:style-name="Table_20_Contents"> </text:p>
          </table:table-cell>
          <table:table-cell table:style-name="Table6.C2" office:value-type="string">
            <text:p text:style-name="Table_20_Contents">cy ga</text:p>
          </table:table-cell>
        </table:table-row>
        <table:table-row>
          <table:table-cell table:style-name="Table6.A2" office:value-type="string">
            <text:p text:style-name="Table_20_Contents">ISO-8859-15</text:p>
          </table:table-cell>
          <table:table-cell table:style-name="Table6.A2" office:value-type="string">
            <text:p text:style-name="Table_20_Contents"> </text:p>
          </table:table-cell>
          <table:table-cell table:style-name="Table6.C2" office:value-type="string">
            <text:p text:style-name="Table_20_Contents">et</text:p>
          </table:table-cell>
        </table:table-row>
        <table:table-row>
          <table:table-cell table:style-name="Table6.A2" office:value-type="string">
            <text:p text:style-name="Table_20_Contents">KOI8-R</text:p>
          </table:table-cell>
          <table:table-cell table:style-name="Table6.A2" office:value-type="string">
            <text:p text:style-name="Table_20_Contents"> </text:p>
          </table:table-cell>
          <table:table-cell table:style-name="Table6.C2" office:value-type="string">
            <text:p text:style-name="Table_20_Contents">ru</text:p>
          </table:table-cell>
        </table:table-row>
        <table:table-row>
          <table:table-cell table:style-name="Table6.A2" office:value-type="string">
            <text:p text:style-name="Table_20_Contents">KOI8-U</text:p>
          </table:table-cell>
          <table:table-cell table:style-name="Table6.A2" office:value-type="string">
            <text:p text:style-name="Table_20_Contents"> </text:p>
          </table:table-cell>
          <table:table-cell table:style-name="Table6.C2" office:value-type="string">
            <text:p text:style-name="Table_20_Contents">uk</text:p>
          </table:table-cell>
        </table:table-row>
        <table:table-row>
          <table:table-cell table:style-name="Table6.A2" office:value-type="string">
            <text:p text:style-name="Table_20_Contents">TCVN-5712 (*)</text:p>
          </table:table-cell>
          <table:table-cell table:style-name="Table6.A2" office:value-type="string">
            <text:p text:style-name="Table_20_Contents">TCVN</text:p>
          </table:table-cell>
          <table:table-cell table:style-name="Table6.C2" office:value-type="string">
            <text:p text:style-name="Table_20_Contents">vi</text:p>
          </table:table-cell>
        </table:table-row>
        <table:table-row>
          <table:table-cell table:style-name="Table6.A2" office:value-type="string">
            <text:p text:style-name="Table_20_Contents">TIS-620</text:p>
          </table:table-cell>
          <table:table-cell table:style-name="Table6.A2" office:value-type="string">
            <text:p text:style-name="Table_20_Contents"> </text:p>
          </table:table-cell>
          <table:table-cell table:style-name="Table6.C2" office:value-type="string">
            <text:p text:style-name="Table_20_Contents">th</text:p>
          </table:table-cell>
        </table:table-row>
        <table:table-row>
          <table:table-cell table:style-name="Table6.A2" office:value-type="string">
            <text:p text:style-name="Table_20_Contents">VISCII</text:p>
          </table:table-cell>
          <table:table-cell table:style-name="Table6.A2" office:value-type="string">
            <text:p text:style-name="Table_20_Contents"> </text:p>
          </table:table-cell>
          <table:table-cell table:style-name="Table6.C2" office:value-type="string">
            <text:p text:style-name="Table_20_Contents"> </text:p>
          </table:table-cell>
        </table:table-row>
      </table:table>
      <text:p text:style-name="P9">Encoding</text:p>
      <text:p text:style-name="P7"><text:soft-page-break/>The name given here is listed here is typically the canonical name for the encoding in the GNU C Library's <text:span text:style-name="Source_20_Text">iconv</text:span> facility. Encodings marked with (*) are not currently supported by the GNU C Library; for this reason, implementations may choose to ignore lines in desktop files that resolve to this encoding. Desktop files with these encodings are currently rare or non-existent. </text:p>
      <text:p text:style-name="P9">Aliases</text:p>
      <text:p text:style-name="P7">Other names for the encoding found in existing desktop files. </text:p>
      <text:p text:style-name="P9">Tags</text:p>
      <text:p text:style-name="P7">Language tags for which this is the default encoding. </text:p>
      <text:p text:style-name="Text_20_body">This table above covers all tags and encodings that are known to be currently in use. Implementors may choose to support encodings not in the above set. For tags without defaults listed in the above table, desktop file creators must specify the <text:span text:style-name="Source_20_Text">.</text:span><text:span text:style-name="Source_20_Text"><text:span text:style-name="Emphasis">ENCODING</text:span></text:span> part of the locale tag. </text:p>
      <text:p text:style-name="Text_20_body">Matching the <text:span text:style-name="Source_20_Text">.</text:span><text:span text:style-name="Emphasis"><text:span text:style-name="Source_20_Text">ENCODING</text:span></text:span> part of the locale tag against a locale name or alias should be done by stripping all punctuation characters from both the tag and the name or alias, converting both name and alias to lowercase, and comparing the result. This is necessary because, for example, <text:span text:style-name="Source_20_Text">Big5</text:span> is frequently found instead of <text:span text:style-name="Source_20_Text">BIG5</text:span> and <text:span text:style-name="Source_20_Text">georgianacademy</text:span> instead of <text:span text:style-name="Source_20_Text">GEORGIAN-ACADEMY</text:span>. Desktop files creators should, however, use the name as it appears in the "Encoding" column above. </text:p>
      <text:h text:style-name="Heading_20_2" text:outline-level="2"><text:bookmark text:name="desktop-file-id"/>E. Desktop File ID</text:h>
      <text:p text:style-name="Text_20_body">The desktop file ID is the identifier of an installed desktop entry file. </text:p>
      <text:p text:style-name="Text_20_body">To determine the ID of a desktop file, make its full path relative to the <text:span text:style-name="Source_20_Text">$XDG_DATA_DIRS</text:span> component in which the desktop file is installed, remove the "applications/" prefix, and turn '/' into '-'. </text:p>
      <text:p text:style-name="Text_20_body">For example <text:span text:style-name="Source_20_Text">/usr/share/applications/foo/bar.desktop</text:span> has the desktop file ID <text:span text:style-name="Source_20_Text">foo-bar.desktop</text:span>. </text:p>
      <text:p text:style-name="Text_20_body">If multiple files have the same desktop file ID, the first one in the $XDG_DATA_DIRS precedence order is used. </text:p>
      <text:p text:style-name="Text_20_body">For example, if <text:span text:style-name="Source_20_Text">$XDG_DATA_DIRS</text:span> contains the default paths /usr/local/share:/usr/share, then <text:span text:style-name="Source_20_Text">/usr/local/share/applications/org.foo.bar.desktop</text:span> and <text:span text:style-name="Source_20_Text">/usr/share/applications/org.foo.bar.desktop</text:span> both have the same desktop file ID <text:span text:style-name="Source_20_Text">org.foo.bar.desktop</text:span>, but only the first one will be used. </text:p>
      <text:p text:style-name="Text_20_body">If both <text:span text:style-name="Source_20_Text">foo-bar.desktop</text:span> and <text:span text:style-name="Source_20_Text">foo/bar.desktop</text:span> exist, it is undefined which is selected. </text:p>
      <text:p text:style-name="Text_20_body">If the desktop file is not installed in an <text:span text:style-name="Source_20_Text">applications</text:span> subdirectory of one of the $XDG_DATA_DIRS components, it does not have an I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Patlamane</meta:initial-creator>
    <meta:creation-date>2016-07-21T13:51:00</meta:creation-date>
    <dc:date>2016-07-21T13:54:46</dc:date>
    <dc:creator>Sunil Patlamane</dc:creator>
    <meta:editing-duration>P0D</meta:editing-duration>
    <meta:editing-cycles>1</meta:editing-cycles>
    <meta:document-statistic meta:table-count="6" meta:image-count="0" meta:object-count="0" meta:page-count="14" meta:paragraph-count="460" meta:word-count="5528" meta:character-count="33874" meta:non-whitespace-character-count="28540"/>
    <meta:generator>LibreOffice/3.5$Linux_x86 LibreOffice_project/350m1$Build-2</meta:generator>
  </office:meta>
</office:document-meta>
</file>